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7000001BE6CA00F8347120550.png" manifest:media-type="image/png"/>
  <manifest:file-entry manifest:full-path="Pictures/100000000000017C00000102B3D224B17EFA56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left" draw:textarea-vertical-align="top" draw:auto-grow-height="false" fo:min-height="4.05cm" fo:min-width="10.4cm"/>
    </style:style>
    <style:style style:name="gr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0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42" style:family="graphic" style:parent-style-name="standard">
      <style:graphic-properties draw:textarea-horizontal-align="justify" draw:textarea-vertical-align="middle" draw:auto-grow-height="false" fo:min-height="0.45cm" fo:min-width="0cm"/>
    </style:style>
    <style:style style:name="gr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313cm" fo:min-width="0cm"/>
    </style:style>
    <style:style style:name="gr6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551cm" fo:min-width="2.049cm"/>
    </style:style>
    <style:style style:name="gr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5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6.95cm" fo:min-width="13cm"/>
    </style:style>
    <style:style style:name="gr66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0.75cm" fo:min-width="13cm"/>
    </style:style>
    <style:style style:name="gr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82cm"/>
    </style:style>
    <style:style style:name="gr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605cm"/>
    </style:style>
    <style:style style:name="gr7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285cm" fo:min-width="3.405cm"/>
    </style:style>
    <style:style style:name="gr7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80" style:family="graphic" style:parent-style-name="standard">
      <style:graphic-properties draw:stroke="dash" draw:stroke-dash="Fine_20_Dashed" draw:fill="none" draw:fill-color="#cfe7f5" draw:textarea-horizontal-align="justify" draw:textarea-vertical-align="middle" draw:auto-grow-height="false" fo:min-height="8.45cm" fo:min-width="13cm"/>
    </style:style>
    <style:style style:name="gr81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313cm" fo:min-width="0cm" fo:padding-left="0cm" fo:padding-right="0cm"/>
    </style:style>
    <style:style style:name="gr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3.989cm" fo:padding-left="0cm" fo:padding-right="0cm"/>
    </style:style>
    <style:style style:name="gr8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middle" draw:auto-grow-height="false" fo:min-height="0.285cm" fo:min-width="0.14cm" fo:padding-left="0cm" fo:padding-right="0cm"/>
    </style:style>
    <style:style style:name="gr8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874cm"/>
    </style:style>
    <style:style style:name="gr8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86" style:family="graphic" style:parent-style-name="objectwithoutfill">
      <style:graphic-properties draw:fill="none" draw:textarea-vertical-align="middle"/>
    </style:style>
    <style:style style:name="gr87" style:family="graphic" style:parent-style-name="无填充且无边框的对象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5.648cm" fo:wrap-option="wrap"/>
    </style:style>
    <style:style style:name="gr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9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7cm"/>
    </style:style>
    <style:style style:name="gr9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9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506cm"/>
    </style:style>
    <style:style style:name="gr1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6cm"/>
    </style:style>
    <style:style style:name="gr1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507cm"/>
    </style:style>
    <style:style style:name="gr113" style:family="graphic" style:parent-style-name="standard">
      <style:graphic-properties draw:marker-end="Short_20_line_20_Arrow" draw:fill-color="#ffff99" draw:textarea-horizontal-align="left" draw:textarea-vertical-align="top" draw:auto-grow-height="false" fo:min-height="1.598cm" fo:min-width="4.648cm" fo:wrap-option="wrap"/>
    </style:style>
    <style:style style:name="gr114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115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312cm"/>
    </style:style>
    <style:style style:name="gr12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12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1cm"/>
    </style:style>
    <style:style style:name="gr12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232cm"/>
    </style:style>
    <style:style style:name="gr12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5cm"/>
    </style:style>
    <style:style style:name="gr1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0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175cm"/>
    </style:style>
    <style:style style:name="gr133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13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13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6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1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1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4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4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275cm"/>
    </style:style>
    <style:style style:name="gr15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63" style:family="graphic" style:parent-style-name="objectwithoutfill">
      <style:graphic-properties draw:marker-start="Arrow" draw:marker-end="Arrow" draw:fill="none" draw:textarea-vertical-align="middle"/>
    </style:style>
    <style:style style:name="gr164" style:family="graphic" style:parent-style-name="standard" style:list-style-name="L2">
      <style:graphic-properties draw:stroke="none" draw:fill="none" fo:min-height="0.32cm"/>
    </style:style>
    <style:style style:name="gr16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6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6cm"/>
    </style:style>
    <style:style style:name="gr173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7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7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07cm"/>
    </style:style>
    <style:style style:name="gr1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18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8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8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8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1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1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19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26cm"/>
    </style:style>
    <style:style style:name="gr1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19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26cm"/>
    </style:style>
    <style:style style:name="gr20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15cm" fo:min-width="2.786cm"/>
    </style:style>
    <style:style style:name="gr20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11" style:family="graphic" style:parent-style-name="standard" style:list-style-name="L1">
      <style:graphic-properties draw:marker-start="" draw:marker-end="Short_20_line_20_Arrow" draw:fill="solid" draw:fill-color="#ff3333" draw:textarea-horizontal-align="justify" draw:textarea-vertical-align="middle" draw:auto-grow-height="false" fo:min-height="0.076cm" fo:min-width="1.973cm"/>
    </style:style>
    <style:style style:name="gr2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27" style:family="graphic" style:parent-style-name="standard">
      <style:graphic-properties draw:fill="none" draw:textarea-vertical-align="middle" draw:auto-grow-height="false" fo:min-height="3.922cm" fo:min-width="0cm"/>
    </style:style>
    <style:style style:name="gr228" style:family="graphic" style:parent-style-name="standard" style:list-style-name="L2">
      <style:graphic-properties draw:fill="none" draw:textarea-vertical-align="middle" draw:auto-grow-height="false" fo:min-height="1.645cm" fo:min-width="0cm"/>
    </style:style>
    <style:style style:name="gr22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3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23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4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4cm"/>
    </style:style>
    <style:style style:name="gr2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4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2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5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2cm"/>
    </style:style>
    <style:style style:name="gr258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5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174cm"/>
    </style:style>
    <style:style style:name="gr260" style:family="graphic" style:parent-style-name="standard" style:list-style-name="L2">
      <style:graphic-properties draw:textarea-horizontal-align="justify" draw:textarea-vertical-align="middle" draw:auto-grow-height="false" fo:min-height="1.932cm" fo:min-width="2.878cm" fo:wrap-option="wrap"/>
    </style:style>
    <style:style style:name="gr261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62" style:family="graphic" style:parent-style-name="standard" style:list-style-name="L2">
      <style:graphic-properties draw:textarea-horizontal-align="justify" draw:textarea-vertical-align="middle" draw:auto-grow-height="false" fo:min-height="1.646cm" fo:min-width="4.396cm" fo:wrap-option="wrap"/>
    </style:style>
    <style:style style:name="gr263" style:family="graphic" style:parent-style-name="standard" style:list-style-name="L2">
      <style:graphic-properties draw:stroke="none" draw:fill="none" fo:min-height="0.319cm"/>
    </style:style>
    <style:style style:name="gr26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07cm"/>
    </style:style>
    <style:style style:name="gr265" style:family="graphic" style:parent-style-name="standard" style:list-style-name="L2">
      <style:graphic-properties draw:textarea-horizontal-align="justify" draw:textarea-vertical-align="middle" draw:auto-grow-height="false" fo:min-height="0.834cm" fo:min-width="2.684cm" fo:wrap-option="wrap"/>
    </style:style>
    <style:style style:name="gr26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231cm"/>
    </style:style>
    <style:style style:name="gr268" style:family="graphic" style:parent-style-name="standard" style:list-style-name="L2">
      <style:graphic-properties draw:textarea-horizontal-align="justify" draw:textarea-vertical-align="middle" draw:auto-grow-height="false" fo:min-height="1.194cm" fo:min-width="3.844cm" fo:wrap-option="wrap"/>
    </style:style>
    <style:style style:name="gr269" style:family="graphic" style:parent-style-name="standard">
      <style:graphic-properties draw:stroke="dash" draw:stroke-dash="Fine_20_Dashed" svg:stroke-color="#000000" draw:marker-end="Arrow" draw:textarea-vertical-align="middle"/>
    </style:style>
    <style:style style:name="gr27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874cm"/>
    </style:style>
    <style:style style:name="gr27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874cm"/>
    </style:style>
    <style:style style:name="gr275" style:family="graphic" style:parent-style-name="objectwithoutfill">
      <style:graphic-properties draw:stroke="dash" draw:stroke-dash="Fine_20_Dashed" svg:stroke-color="#000000" draw:marker-start="Arrow" draw:marker-start-width="0.3cm" draw:marker-end="Arrow" draw:marker-end-width="0.3cm" draw:fill="none" draw:textarea-vertical-align="middle"/>
    </style:style>
    <style:style style:name="gr276" style:family="graphic" style:parent-style-name="standard" style:list-style-name="L2">
      <style:graphic-properties draw:textarea-horizontal-align="justify" draw:textarea-vertical-align="middle" draw:auto-grow-height="false" fo:min-height="0.834cm" fo:min-width="2.284cm" fo:wrap-option="wrap"/>
    </style:style>
    <style:style style:name="gr2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4cm"/>
    </style:style>
    <style:style style:name="gr279" style:family="graphic" style:parent-style-name="standard" style:list-style-name="L2">
      <style:graphic-properties draw:textarea-horizontal-align="justify" draw:textarea-vertical-align="middle" draw:auto-grow-height="false" fo:min-height="2.006cm" fo:min-width="3.956cm" fo:wrap-option="wrap"/>
    </style:style>
    <style:style style:name="gr280" style:family="graphic" style:parent-style-name="standard" style:list-style-name="L2">
      <style:graphic-properties draw:textarea-horizontal-align="justify" draw:textarea-vertical-align="middle" draw:auto-grow-height="false" fo:min-height="0.834cm" fo:min-width="2.784cm" fo:wrap-option="wrap"/>
    </style:style>
    <style:style style:name="gr28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3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3.412cm"/>
    </style:style>
    <style:style style:name="gr28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3.412cm"/>
    </style:style>
    <style:style style:name="gr288" style:family="graphic" style:parent-style-name="objectwithoutfill">
      <style:graphic-properties draw:stroke="dash" draw:stroke-dash="Fine_20_Dashed" svg:stroke-color="#6666ff" draw:marker-start="Arrow" draw:marker-start-width="0.3cm" draw:marker-end="Arrow" draw:marker-end-width="0.3cm" draw:fill="none" draw:textarea-vertical-align="middle"/>
    </style:style>
    <style:style style:name="gr289" style:family="graphic" style:parent-style-name="objectwithoutfill">
      <style:graphic-properties draw:stroke="dash" draw:stroke-dash="Fine_20_Dashed" draw:marker-start="Arrow" draw:marker-start-width="0.3cm" draw:marker-end="Arrow" draw:marker-end-width="0.3cm" draw:fill="none" draw:textarea-vertical-align="middle"/>
    </style:style>
    <style:style style:name="gr29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2cm"/>
    </style:style>
    <style:style style:name="gr291" style:family="graphic" style:parent-style-name="standard" style:list-style-name="L1">
      <style:graphic-properties draw:textarea-horizontal-align="left" draw:textarea-vertical-align="top" draw:auto-grow-height="false" fo:min-height="8.65cm" fo:min-width="12.4cm"/>
    </style:style>
    <style:style style:name="gr292" style:family="graphic" style:parent-style-name="standard">
      <style:graphic-properties draw:textarea-horizontal-align="justify" draw:textarea-vertical-align="middle" draw:auto-grow-height="false" fo:min-height="10.85cm" fo:min-width="5.9cm"/>
    </style:style>
    <style:style style:name="gr29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2.199cm" fo:min-width="12.058cm"/>
    </style:style>
    <style:style style:name="gr29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12.042cm"/>
    </style:style>
    <style:style style:name="gr29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6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3.083cm" fo:min-width="9.041cm"/>
    </style:style>
    <style:style style:name="gr297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0.16cm" fo:min-width="11.918cm"/>
    </style:style>
    <style:style style:name="gr298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11.996cm"/>
    </style:style>
    <style:style style:name="gr299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1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0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0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09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15" style:family="graphic" style:parent-style-name="objectwithoutfill">
      <style:graphic-properties draw:marker-start="Arrow" draw:marker-end="Arrow" draw:fill="none" draw:textarea-vertical-align="middle"/>
    </style:style>
    <style:style style:name="gr31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8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711cm"/>
    </style:style>
    <style:style style:name="gr3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711cm"/>
    </style:style>
    <style:style style:name="gr3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8cm"/>
    </style:style>
    <style:style style:name="gr331" style:family="graphic" style:parent-style-name="standard">
      <style:graphic-properties draw:stroke="none" draw:fill="none" fo:min-height="0.32cm"/>
    </style:style>
    <style:style style:name="gr33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414cm" fo:min-width="9.071cm"/>
    </style:style>
    <style:style style:name="gr333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345cm" fo:min-width="9.003cm"/>
    </style:style>
    <style:style style:name="gr33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9.065cm"/>
    </style:style>
    <style:style style:name="gr335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1.807cm" fo:min-width="7.566cm"/>
    </style:style>
    <style:style style:name="gr33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3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3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639cm"/>
    </style:style>
    <style:style style:name="gr34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639cm"/>
    </style:style>
    <style:style style:name="gr34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1.973cm"/>
    </style:style>
    <style:style style:name="gr34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49" style:family="graphic" style:parent-style-name="standard" style:list-style-name="L2">
      <style:graphic-properties draw:fill="none" draw:textarea-vertical-align="middle" draw:auto-grow-height="false" fo:min-height="3.543cm" fo:min-width="0cm"/>
    </style:style>
    <style:style style:name="gr35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1.973cm"/>
    </style:style>
    <style:style style:name="gr354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5.746cm" fo:min-width="7.795cm"/>
    </style:style>
    <style:style style:name="gr355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5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7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5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6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4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69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7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6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7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7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82" style:family="graphic" style:parent-style-name="standard" style:list-style-name="L1">
      <style:graphic-properties draw:marker-start="" draw:marker-end="Short_20_line_20_Arrow" draw:fill="solid" draw:fill-color="#ccffff" draw:textarea-horizontal-align="left" draw:textarea-vertical-align="top" draw:auto-grow-height="false" fo:min-height="6.448cm" fo:min-width="9.998cm" fo:wrap-option="wrap"/>
    </style:style>
    <style:style style:name="gr383" style:family="graphic" style:parent-style-name="standard" style:list-style-name="L1">
      <style:graphic-properties draw:marker-end="Short_20_line_20_Arrow" draw:fill="solid" draw:fill-color="#ffff99" draw:textarea-horizontal-align="justify" draw:textarea-vertical-align="middle" draw:auto-grow-height="false" fo:min-height="0.076cm" fo:min-width="2.728cm"/>
    </style:style>
    <style:style style:name="gr384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5" style:family="graphic" style:parent-style-name="standard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6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7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8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89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90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91" style:family="graphic" style:parent-style-name="standard" style:list-style-name="L1">
      <style:graphic-properties draw:marker-end="Short_20_line_20_Arrow" draw:fill="solid" draw:fill-color="#ccffff" draw:textarea-horizontal-align="justify" draw:textarea-vertical-align="middle" draw:auto-grow-height="false" fo:min-height="0.076cm" fo:min-width="2.728cm"/>
    </style:style>
    <style:style style:name="gr392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39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398" style:family="graphic" style:parent-style-name="standard">
      <style:graphic-properties draw:marker-start="" draw:marker-end="Short_20_line_20_Arrow" draw:fill="solid" draw:fill-color="#ccffff" draw:textarea-horizontal-align="justify" draw:textarea-vertical-align="middle" draw:auto-grow-height="false" fo:min-height="0.118cm" fo:min-width="0cm"/>
    </style:style>
    <style:style style:name="gr399" style:family="graphic" style:parent-style-name="standard">
      <style:graphic-properties draw:fill-color="#ff6600" draw:textarea-horizontal-align="justify" draw:textarea-vertical-align="middle" draw:auto-grow-height="false" fo:min-height="1.25cm" fo:min-width="2.499cm" fo:wrap-option="wrap"/>
    </style:style>
    <style:style style:name="gr400" style:family="graphic" style:parent-style-name="standard">
      <style:graphic-properties draw:textarea-horizontal-align="justify" draw:textarea-vertical-align="middle" draw:auto-grow-height="false" fo:min-height="0.75cm" fo:min-width="2.1cm"/>
    </style:style>
    <style:style style:name="gr401" style:family="graphic" style:parent-style-name="standard" style:list-style-name="L1">
      <style:graphic-properties draw:textarea-horizontal-align="justify" draw:textarea-vertical-align="middle" draw:auto-grow-height="false" fo:min-height="0.75cm" fo:min-width="2.1cm" fo:wrap-option="wrap"/>
    </style:style>
    <style:style style:name="gr402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03" style:family="graphic" style:parent-style-name="standard" style:list-style-name="L1">
      <style:graphic-properties draw:textarea-horizontal-align="justify" draw:textarea-vertical-align="middle" draw:auto-grow-height="false" fo:min-height="0.75cm" fo:min-width="2.1cm"/>
    </style:style>
    <style:style style:name="gr404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0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0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484cm" fo:min-width="1.926cm"/>
    </style:style>
    <style:style style:name="gr411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1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7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1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0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4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5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6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7" style:family="graphic" style:parent-style-name="standard" style:list-style-name="L1">
      <style:graphic-properties draw:marker-start="" draw:marker-end="Short_20_line_20_Arrow" draw:fill="solid" draw:fill-color="#ffff99" draw:textarea-horizontal-align="justify" draw:textarea-vertical-align="middle" draw:auto-grow-height="false" fo:min-height="0.076cm" fo:min-width="2.918cm"/>
    </style:style>
    <style:style style:name="gr428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29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0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1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2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gr433" style:family="graphic" style:parent-style-name="standard" style:list-style-name="L1">
      <style:graphic-properties draw:marker-start="" draw:marker-end="Short_20_line_20_Arrow" draw:fill="solid" draw:fill-color="#ccffff" draw:textarea-horizontal-align="justify" draw:textarea-vertical-align="middle" draw:auto-grow-height="false" fo:min-height="0.076cm" fo:min-width="2.918cm"/>
    </style:style>
    <style:style style:name="P1" style:family="paragraph">
      <style:paragraph-properties fo:text-align="start" style:writing-mode="lr-tb">
        <style:tab-stops/>
      </style:paragraph-properties>
    </style:style>
    <style:style style:name="P2" style:family="paragraph">
      <style:paragraph-properties fo:text-align="start" style:writing-mode="lr-tb">
        <style:tab-stops/>
      </style:paragraph-properties>
      <style:text-properties fo:font-size="8pt" style:font-size-asian="8pt" style:font-size-complex="18pt"/>
    </style:style>
    <style:style style:name="P3" style:family="paragraph">
      <style:paragraph-properties fo:margin-top="0.1cm" fo:margin-bottom="0.1cm" fo:line-height="100%" fo:text-align="start"/>
    </style:style>
    <style:style style:name="P4" style:family="paragraph">
      <loext:graphic-properties draw:fill="solid" draw:fill-color="#ffff99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5" style:family="paragraph">
      <loext:graphic-properties draw:fill="solid" draw:fill-color="#ccffff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cfe7f5"/>
      <style:paragraph-properties fo:text-align="center"/>
    </style:style>
    <style:style style:name="P9" style:family="paragraph">
      <style:paragraph-properties fo:margin-top="0.1cm" fo:margin-bottom="0.1cm" fo:text-align="start"/>
    </style:style>
    <style:style style:name="P10" style:family="paragraph">
      <loext:graphic-properties draw:fill-color="#ffff99"/>
      <style:paragraph-properties fo:margin-top="0.1cm" fo:margin-bottom="0.1cm" fo:text-align="start"/>
      <style:text-properties fo:color="#000000" fo:font-size="8pt" style:font-size-asian="8pt" style:font-size-complex="8pt"/>
    </style:style>
    <style:style style:name="P11" style:family="paragraph">
      <loext:graphic-properties draw:fill="solid" draw:fill-color="#ff3333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2" style:family="paragraph">
      <style:paragraph-properties fo:margin-top="0.1cm" fo:margin-bottom="0.1cm" fo:line-height="100%" fo:text-align="start"/>
      <style:text-properties fo:color="#ff3333"/>
    </style:style>
    <style:style style:name="P13" style:family="paragraph">
      <loext:graphic-properties draw:fill="solid" draw:fill-color="#ccffff"/>
      <style:paragraph-properties fo:margin-top="0.1cm" fo:margin-bottom="0.1cm" fo:line-height="100%" fo:text-align="start"/>
      <style:text-properties fo:color="#ff3333" style:font-name="Arial" fo:font-size="8pt" style:letter-kerning="true" style:font-size-asian="8pt" style:font-name-complex="Lohit Hindi" style:font-size-complex="8pt"/>
    </style:style>
    <style:style style:name="P14" style:family="paragraph">
      <loext:graphic-properties draw:fill="solid" draw:fill-color="#ffff99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15" style:family="paragraph">
      <style:paragraph-properties fo:margin-left="0cm" fo:margin-right="0cm" fo:margin-top="0.1cm" fo:margin-bottom="0.1cm" fo:line-height="100%" fo:text-align="start" fo:text-indent="0cm"/>
    </style:style>
    <style:style style:name="P16" style:family="paragraph">
      <loext:graphic-properties draw:fill="solid" draw:fill-color="#ffff99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7" style:family="paragraph">
      <loext:graphic-properties draw:fill="none"/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18" style:family="paragraph">
      <loext:graphic-properties draw:fill="none"/>
      <style:paragraph-properties fo:margin-top="0.1cm" fo:margin-bottom="0.1cm" fo:line-height="100%" fo:text-align="start"/>
      <style:text-properties fo:color="#000000" style:font-name="Arial" fo:font-size="8pt" style:letter-kerning="true" style:font-size-asian="8pt" style:font-name-complex="Lohit Hindi" style:font-size-complex="8pt"/>
    </style:style>
    <style:style style:name="P19" style:family="paragraph">
      <loext:graphic-properties draw:fill="solid" draw:fill-color="#ccffff"/>
      <style:paragraph-properties fo:margin-top="0.1cm" fo:margin-bottom="0.1cm" fo:line-height="100%" fo:text-align="start"/>
      <style:text-properties fo:color="#ff33ff" style:font-name="Arial" fo:font-size="8pt" style:letter-kerning="true" style:font-size-asian="8pt" style:font-name-complex="Lohit Hindi" style:font-size-complex="8pt"/>
    </style:style>
    <style:style style:name="P20" style:family="paragraph">
      <style:paragraph-properties fo:margin-top="0.1cm" fo:margin-bottom="0.1cm" fo:line-height="100%" fo:text-align="start"/>
      <style:text-properties fo:color="#000000" fo:font-size="8pt" style:font-size-asian="8pt" style:font-size-complex="8pt"/>
    </style:style>
    <style:style style:name="P21" style:family="paragraph">
      <style:paragraph-properties fo:margin-left="0cm" fo:margin-right="0cm" fo:margin-top="0.1cm" fo:margin-bottom="0.1cm" fo:line-height="100%" fo:text-align="start" fo:text-indent="0cm"/>
      <style:text-properties fo:color="#000000" style:font-name="Arial" fo:font-size="8pt" style:letter-kerning="true" style:font-size-asian="8pt" style:font-name-complex="Lohit Hindi" style:font-size-complex="8pt"/>
    </style:style>
    <style:style style:name="P22" style:family="paragraph">
      <style:paragraph-properties fo:margin-left="0cm" fo:margin-right="0cm" fo:text-align="start" fo:text-indent="0cm" style:writing-mode="lr-tb">
        <style:tab-stops/>
      </style:paragraph-properties>
    </style:style>
    <style:style style:name="P23" style:family="paragraph">
      <style:paragraph-properties fo:margin-left="0cm" fo:margin-right="0cm" fo:text-indent="0cm"/>
    </style:style>
    <style:style style:name="P24" style:family="paragraph">
      <style:paragraph-properties fo:margin-left="0cm" fo:margin-right="0cm" fo:text-align="start" fo:text-indent="0cm" style:writing-mode="lr-tb">
        <style:tab-stops/>
      </style:paragraph-properties>
      <style:text-properties style:font-name="Arial" fo:font-size="8pt" style:letter-kerning="true" style:font-size-asian="8pt" style:font-name-complex="Lohit Hindi" style:font-size-complex="18pt"/>
    </style:style>
    <style:style style:name="P25" style:family="paragraph">
      <loext:graphic-properties draw:fill="none"/>
      <style:paragraph-properties fo:text-align="center"/>
      <style:text-properties fo:font-size="8pt" style:font-size-asian="8pt"/>
    </style:style>
    <style:style style:name="P26" style:family="paragraph">
      <loext:graphic-properties draw:fill="none"/>
      <style:paragraph-properties fo:margin-top="0.1cm" fo:margin-bottom="0.1cm" fo:line-height="100%" fo:text-align="start"/>
    </style:style>
    <style:style style:name="P27" style:family="paragraph">
      <loext:graphic-properties draw:fill="none"/>
      <style:paragraph-properties fo:text-align="center"/>
      <style:text-properties fo:font-size="8pt" style:font-size-asian="18pt" style:font-size-complex="18pt"/>
    </style:style>
    <style:style style:name="P28" style:family="paragraph">
      <style:paragraph-properties fo:margin-top="0.1cm" fo:margin-bottom="0.1cm"/>
    </style:style>
    <style:style style:name="P29" style:family="paragraph">
      <loext:graphic-properties draw:fill-color="#ff6600"/>
      <style:paragraph-properties fo:margin-top="0.1cm" fo:margin-bottom="0.1cm" fo:text-align="center"/>
    </style:style>
    <style:style style:name="P30" style:family="paragraph">
      <style:paragraph-properties fo:margin-top="0.1cm" fo:margin-bottom="0.1cm" fo:text-align="center"/>
      <style:text-properties fo:font-size="8pt" style:font-size-asian="8pt" style:font-size-complex="18pt"/>
    </style:style>
    <style:style style:name="P31" style:family="paragraph">
      <style:paragraph-properties fo:margin-left="0cm" fo:margin-right="0cm" fo:margin-top="0.1cm" fo:margin-bottom="0.1cm" fo:text-align="start" fo:text-indent="0cm"/>
    </style:style>
    <style:style style:name="P32" style:family="paragraph">
      <style:paragraph-properties fo:margin-left="0cm" fo:margin-right="0cm" fo:margin-top="0.1cm" fo:margin-bottom="0.1cm" fo:text-align="start" fo:text-indent="0cm"/>
      <style:text-properties style:font-name="Arial" fo:font-size="8pt" style:letter-kerning="true" style:font-size-asian="8pt" style:font-name-complex="Lohit Hindi" style:font-size-complex="18pt"/>
    </style:style>
    <style:style style:name="T1" style:family="text">
      <style:text-properties fo:font-size="8pt" style:font-size-asian="8pt" style:font-size-complex="18pt"/>
    </style:style>
    <style:style style:name="T2" style:family="text">
      <style:text-properties fo:color="#000000" style:font-name="Arial" fo:font-size="8pt" style:letter-kerning="true" style:font-size-asian="8pt" style:font-name-complex="Lohit Hindi" style:font-size-complex="8pt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ff3333" style:font-name="Arial" fo:font-size="8pt" style:letter-kerning="true" style:font-size-asian="8pt" style:font-name-complex="Lohit Hindi" style:font-size-complex="8pt"/>
    </style:style>
    <style:style style:name="T5" style:family="text">
      <style:text-properties fo:color="#ff33ff" style:font-name="Arial" fo:font-size="8pt" style:letter-kerning="true" style:font-size-asian="8pt" style:font-name-complex="Lohit Hindi" style:font-size-complex="8pt"/>
    </style:style>
    <style:style style:name="T6" style:family="text">
      <style:text-properties fo:color="#000000" style:font-name="Arial" fo:font-size="5pt" style:letter-kerning="true" style:font-size-asian="8pt" style:font-name-complex="Lohit Hindi" style:font-size-complex="8pt"/>
    </style:style>
    <style:style style:name="T7" style:family="text">
      <style:text-properties style:font-name="Arial" fo:font-size="8pt" style:letter-kerning="true" style:font-size-asian="8pt" style:font-name-complex="Lohit Hindi" style:font-size-complex="18pt"/>
    </style:style>
    <style:style style:name="T8" style:family="text">
      <style:text-properties fo:font-size="8pt" style:font-size-asian="8pt"/>
    </style:style>
    <style:style style:name="T9" style:family="text">
      <style:text-properties fo:color="#ff00cc" style:font-name="Arial" fo:font-size="8pt" style:letter-kerning="true" style:font-size-asian="8pt" style:font-name-complex="Lohit Hindi" style:font-size-complex="8pt"/>
    </style:style>
    <style:style style:name="T10" style:family="text">
      <style:text-properties fo:font-size="8pt" style:font-size-asian="18pt" style:font-size-complex="18pt"/>
    </style:style>
    <style:style style:name="T11" style:family="text">
      <style:text-properties fo:color="#000000" fo:font-size="8pt" style:font-size-asian="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4.3cm" svg:x="0.7cm" svg:y="0.9cm">
          <text:p text:style-name="P1"><text:span text:style-name="T1"/></text:p>
          <text:p text:style-name="P1"><text:span text:style-name="T1">目录页</text:span></text:p>
          <text:p text:style-name="P1"><text:span text:style-name="T1">page2</text:span><text:span text:style-name="T1">：段式内存管理</text:span></text:p>
          <text:p text:style-name="P1"><text:span text:style-name="T1">page3</text:span><text:span text:style-name="T1">：页式内存管理</text:span></text:p>
          <text:p text:style-name="P1"><text:span text:style-name="T1">Page4</text:span><text:span text:style-name="T1">：术语表</text:span></text:p>
          <text:p text:style-name="P1"><text:span text:style-name="T1"/></text:p>
          <text:p text:style-name="P1"><text:span text:style-name="T1">当前进度：</text:span><text:span text:style-name="T1">PAGE 37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" draw:text-style-name="P4" draw:layer="layout" svg:width="2.548cm" svg:height="0.4cm" svg:x="0.852cm" svg:y="2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" draw:id="id1" draw:layer="layout" svg:width="2.548cm" svg:height="0.4cm" svg:x="0.852cm" svg:y="2.4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2cm" svg:y="3.2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548cm" svg:height="0.4cm" svg:x="0.852cm" svg:y="3.6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48cm" svg:height="0.4cm" svg:x="0.852cm" svg:y="2.8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0.347cm" svg:height="0.599cm" svg:x="4.0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0.347cm" svg:height="0.599cm" svg:x="4.4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0.347cm" svg:height="0.599cm" svg:x="4.7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0.347cm" svg:height="0.599cm" svg:x="5.1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0.347cm" svg:height="0.599cm" svg:x="5.4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0.347cm" svg:height="0.599cm" svg:x="5.8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5" draw:layer="layout" svg:width="0.347cm" svg:height="0.599cm" svg:x="6.153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xml:id="id2" draw:id="id2" draw:layer="layout" svg:width="0.347cm" svg:height="0.599cm" svg:x="6.505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0.347cm" svg:height="0.599cm" svg:x="6.8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layout" svg:width="0.347cm" svg:height="0.599cm" svg:x="7.2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draw:layer="layout" svg:width="0.347cm" svg:height="0.599cm" svg:x="7.5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0.347cm" svg:height="0.599cm" svg:x="7.9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0.347cm" svg:height="0.599cm" svg:x="8.2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5" draw:layer="layout" svg:width="0.347cm" svg:height="0.599cm" svg:x="8.6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5" draw:layer="layout" svg:width="0.347cm" svg:height="0.599cm" svg:x="8.954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5" draw:layer="layout" svg:width="0.347cm" svg:height="0.599cm" svg:x="9.306cm" svg:y="4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3.4cm" svg:y1="2.6cm" svg:x2="6.678cm" svg:y2="4.101cm" draw:start-shape="id1" draw:start-glue-point="1" draw:end-shape="id2" draw:end-glue-point="0" svg:d="M3400 2600h3278v1501" svg:viewBox="0 0 3279 1502">
          <text:p/>
        </draw:connector>
        <draw:custom-shape draw:style-name="gr24" draw:text-style-name="P5" draw:layer="layout" svg:width="0.347cm" svg:height="0.599cm" svg:x="5.4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5" draw:layer="layout" svg:width="0.347cm" svg:height="0.599cm" svg:x="5.8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0.347cm" svg:height="0.599cm" svg:x="6.1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0.347cm" svg:height="0.599cm" svg:x="6.5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5" draw:layer="layout" svg:width="0.347cm" svg:height="0.599cm" svg:x="6.8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5" draw:layer="layout" svg:width="0.347cm" svg:height="0.599cm" svg:x="7.2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" draw:layer="layout" svg:width="0.347cm" svg:height="0.599cm" svg:x="7.577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0.347cm" svg:height="0.599cm" svg:x="7.929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5" draw:layer="layout" svg:width="0.347cm" svg:height="0.599cm" svg:x="8.2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5" draw:layer="layout" svg:width="0.347cm" svg:height="0.599cm" svg:x="8.6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5" draw:layer="layout" svg:width="0.347cm" svg:height="0.599cm" svg:x="8.9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0.347cm" svg:height="0.599cm" svg:x="9.3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5" draw:layer="layout" svg:width="0.347cm" svg:height="0.599cm" svg:x="9.6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347cm" svg:height="0.599cm" svg:x="10.0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347cm" svg:height="0.599cm" svg:x="10.378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5" xml:id="id4" draw:id="id4" draw:layer="layout" svg:width="0.347cm" svg:height="0.599cm" svg:x="10.73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cm" svg:y="4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1" draw:text-style-name="P4" xml:id="id3" draw:id="id3" draw:layer="layout" svg:width="2.548cm" svg:height="0.4cm" svg:x="11.1cm" svg:y="4.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4cm" svg:y1="4.5cm" svg:x2="11.077cm" svg:y2="6.1cm" draw:start-shape="id3" draw:start-glue-point="2" draw:end-shape="id4" draw:end-glue-point="1" svg:d="M12374 4500v1600h-1297" svg:viewBox="0 0 1298 1601">
          <text:p/>
        </draw:connector>
        <draw:custom-shape draw:style-name="gr42" draw:text-style-name="P7" draw:layer="layout" svg:width="0.8cm" svg:height="0.8cm" svg:x="7cm" svg:y="6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5" draw:layer="layout" svg:width="0.347cm" svg:height="0.599cm" svg:x="4.0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5" draw:layer="layout" svg:width="0.347cm" svg:height="0.599cm" svg:x="4.4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" draw:layer="layout" svg:width="0.347cm" svg:height="0.599cm" svg:x="4.7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5" draw:layer="layout" svg:width="0.347cm" svg:height="0.599cm" svg:x="5.1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5" draw:layer="layout" svg:width="0.347cm" svg:height="0.599cm" svg:x="5.4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" draw:layer="layout" svg:width="0.347cm" svg:height="0.599cm" svg:x="5.8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" draw:layer="layout" svg:width="0.347cm" svg:height="0.599cm" svg:x="6.15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" draw:layer="layout" svg:width="0.347cm" svg:height="0.599cm" svg:x="6.505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5" draw:layer="layout" svg:width="0.347cm" svg:height="0.599cm" svg:x="6.8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" draw:layer="layout" svg:width="0.347cm" svg:height="0.599cm" svg:x="7.2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" draw:layer="layout" svg:width="0.347cm" svg:height="0.599cm" svg:x="7.5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5" draw:layer="layout" svg:width="0.347cm" svg:height="0.599cm" svg:x="7.9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5" draw:layer="layout" svg:width="0.347cm" svg:height="0.599cm" svg:x="8.2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5" draw:layer="layout" svg:width="0.347cm" svg:height="0.599cm" svg:x="8.6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5" draw:layer="layout" svg:width="0.347cm" svg:height="0.599cm" svg:x="8.954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5" draw:layer="layout" svg:width="0.347cm" svg:height="0.599cm" svg:x="9.306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5" draw:layer="layout" svg:width="0.347cm" svg:height="0.599cm" svg:x="9.6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5" draw:layer="layout" svg:width="0.347cm" svg:height="0.599cm" svg:x="10.0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5" draw:layer="layout" svg:width="0.347cm" svg:height="0.599cm" svg:x="10.378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5" xml:id="id6" draw:id="id6" draw:layer="layout" svg:width="0.347cm" svg:height="0.599cm" svg:x="10.73cm" svg:y="7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" xml:id="id5" draw:id="id5" draw:layer="layout" svg:width="2.548cm" svg:height="0.8cm" svg:x="11.177cm" svg:y="6.5cm">
          <text:p text:style-name="P3"><text:span text:style-name="T2">20</text:span><text:span text:style-name="T2">位地址空间</text:span></text:p>
          <text:p text:style-name="P3"><text:span text:style-name="T2">被送往地址总线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1cm" svg:y1="7.3cm" svg:x2="11.077cm" svg:y2="8cm" draw:start-shape="id5" draw:start-glue-point="2" draw:end-shape="id6" draw:end-glue-point="1" svg:d="M12451 7300v700h-1374" svg:viewBox="0 0 1375 701">
          <text:p/>
        </draw:connector>
        <draw:custom-shape draw:style-name="gr4" draw:text-style-name="P5" draw:layer="layout" svg:width="2.548cm" svg:height="0.4cm" svg:x="0.853cm" svg:y="4.0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5" draw:layer="layout" svg:width="2.548cm" svg:height="0.4cm" svg:x="0.853cm" svg:y="4.4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8" draw:layer="layout" svg:width="13.5cm" svg:height="7.2cm" svg:x="0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8" draw:layer="layout" svg:width="13.5cm" svg:height="1cm" svg:x="0.6cm" svg:y="0.8cm">
          <text:p text:style-name="P7">实地址模式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548cm" svg:height="0.4cm" svg:x="0.853cm" svg:y="12.8cm">
          <text:p text:style-name="P3"><text:span text:style-name="T2">段寄存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5" xml:id="id16" draw:id="id16" draw:layer="layout" svg:width="2.548cm" svg:height="0.4cm" svg:x="0.853cm" svg:y="13.2cm">
          <text:p text:style-name="P3"><text:span text:style-name="T2">C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0.853cm" svg:y="14.001cm">
          <text:p text:style-name="P3"><text:span text:style-name="T2">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5" draw:layer="layout" svg:width="2.548cm" svg:height="0.4cm" svg:x="0.853cm" svg:y="14.401cm">
          <text:p text:style-name="P3"><text:span text:style-name="T2">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5" draw:layer="layout" svg:width="2.548cm" svg:height="0.4cm" svg:x="0.853cm" svg:y="13.6cm">
          <text:p text:style-name="P3"><text:span text:style-name="T2">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5" draw:layer="layout" svg:width="4.246cm" svg:height="0.599cm" svg:x="5.454cm" svg:y="14.901cm">
          <text:p text:style-name="P3"><text:span text:style-name="T2">段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5" xml:id="id8" draw:id="id8" draw:layer="layout" svg:width="4.169cm" svg:height="0.599cm" svg:x="5.531cm" svg:y="16.601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draw:layer="layout" svg:width="0.7cm" svg:height="0.7cm" svg:x="7.101cm" svg:y="15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73" draw:text-style-name="P4" xml:id="id7" draw:id="id7" draw:layer="layout" svg:width="2.548cm" svg:height="0.4cm" svg:x="11.101cm" svg:y="14.9cm">
          <text:p text:style-name="P3"><text:span text:style-name="T2">指令内部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375cm" svg:y1="15.3cm" svg:x2="9.7cm" svg:y2="16.9cm" draw:start-shape="id7" draw:start-glue-point="2" draw:end-shape="id8" draw:end-glue-point="1" svg:d="M12375 15300v1600h-2675" svg:viewBox="0 0 2676 1601">
          <text:p/>
        </draw:connector>
        <draw:custom-shape draw:style-name="gr42" draw:text-style-name="P7" draw:layer="layout" svg:width="0.8cm" svg:height="0.8cm" svg:x="7.101cm" svg:y="1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4" draw:text-style-name="P5" xml:id="id10" draw:id="id10" draw:layer="layout" svg:width="3.969cm" svg:height="0.599cm" svg:x="5.531cm" svg:y="18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4" xml:id="id9" draw:id="id9" draw:layer="layout" svg:width="2.548cm" svg:height="0.4cm" svg:x="11.178cm" svg:y="17.6cm">
          <text:p text:style-name="P3"><text:span text:style-name="T2">要访问的实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2.452cm" svg:y1="18cm" svg:x2="9.5cm" svg:y2="18.8cm" draw:start-shape="id9" draw:start-glue-point="2" draw:end-shape="id10" draw:end-glue-point="1" svg:d="M12452 18000v800h-2952" svg:viewBox="0 0 2953 801">
          <text:p/>
        </draw:connector>
        <draw:custom-shape draw:style-name="gr4" draw:text-style-name="P5" draw:layer="layout" svg:width="2.548cm" svg:height="0.4cm" svg:x="0.854cm" svg:y="14.807cm">
          <text:p text:style-name="P3"><text:span text:style-name="T2">F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" draw:layer="layout" svg:width="2.548cm" svg:height="0.4cm" svg:x="0.854cm" svg:y="15.207cm">
          <text:p text:style-name="P3"><text:span text:style-name="T2">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" xml:id="id15" draw:id="id15" draw:layer="layout" svg:width="2.548cm" svg:height="0.4cm" svg:x="11.054cm" svg:y="12.801cm">
          <text:p text:style-name="P3"><text:span text:style-name="T2">地址段描述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5" xml:id="id11" draw:id="id11" draw:layer="layout" svg:width="2.548cm" svg:height="0.4cm" svg:x="11.054cm" svg:y="13.201cm">
          <text:p text:style-name="P3"><text:span text:style-name="T2">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2.548cm" svg:height="0.4cm" svg:x="11.054cm" svg:y="14.002cm">
          <text:p text:style-name="P3"><text:span text:style-name="T2">段权限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5" draw:layer="layout" svg:width="2.548cm" svg:height="0.4cm" svg:x="11.054cm" svg:y="13.601cm">
          <text:p text:style-name="P3"><text:span text:style-name="T2">段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96cm" svg:x1="11.054cm" svg:y1="13.401cm" svg:x2="9.654cm" svg:y2="15.2cm" draw:start-shape="id11" draw:start-glue-point="3" svg:d="M11054 13401h-554v1799h-846" svg:viewBox="0 0 1401 1800">
          <text:p/>
        </draw:connector>
        <draw:custom-shape draw:style-name="gr80" draw:text-style-name="P8" xml:id="id17" draw:id="id17" draw:layer="layout" svg:width="13.5cm" svg:height="8.7cm" svg:x="0.6cm" svg:y="10.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13.5cm" svg:height="1cm" svg:x="0.6cm" svg:y="9.6cm">
          <text:p text:style-name="P7">保护模式</text:p>
          <draw:enhanced-geometry svg:viewBox="0 0 21600 21600" draw:type="rectangle" draw:enhanced-path="M 0 0 L 21600 0 21600 21600 0 21600 0 0 Z N"/>
        </draw:custom-shape>
        <draw:custom-shape draw:style-name="gr81" draw:text-style-name="P5" draw:layer="layout" svg:width="0.347cm" svg:height="0.599cm" svg:x="9.053cm" svg:y="13.801cm">
          <text:p text:style-name="P3"><text:span text:style-name="T2">T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972.413793103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" xml:id="id12" draw:id="id12" draw:layer="layout" svg:width="4.553cm" svg:height="0.599cm" svg:x="4.5cm" svg:y="13.801cm">
          <text:p text:style-name="P3"><text:span text:style-name="T2">Index 13</text:span><text:span text:style-name="T2">位，</text:span><text:span text:style-name="T2">8192</text:span><text:span text:style-name="T2">个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9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" draw:layer="layout" svg:width="0.704cm" svg:height="0.599cm" svg:x="9.396cm" svg:y="13.801cm">
          <text:p text:style-name="P3"><text:span text:style-name="T2">RP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7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" xml:id="id14" draw:id="id14" draw:layer="layout" svg:width="2.448cm" svg:height="0.4cm" svg:x="8.452cm" svg:y="12cm">
          <text:p text:style-name="P3"><text:span text:style-name="T2">段描述符表基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7" xml:id="id13" draw:id="id13" draw:layer="layout" svg:width="0.7cm" svg:height="0.7cm" svg:x="7.6cm" svg:y="11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3" draw:text-style-name="P6" draw:layer="layout" svg:x1="6.776cm" svg:y1="13.801cm" svg:x2="7.6cm" svg:y2="12.25cm" draw:start-shape="id12" draw:start-glue-point="0" draw:end-shape="id13" draw:end-glue-point="6" svg:d="M6776 13801v-1551h824" svg:viewBox="0 0 825 1552">
          <text:p/>
        </draw:connector>
        <draw:connector draw:style-name="gr23" draw:text-style-name="P6" draw:layer="layout" svg:x1="10.9cm" svg:y1="12.2cm" svg:x2="12.328cm" svg:y2="12.801cm" draw:start-shape="id14" draw:start-glue-point="1" draw:end-shape="id15" svg:d="M10900 12200h1428v601" svg:viewBox="0 0 1429 602">
          <text:p/>
        </draw:connector>
        <draw:connector draw:style-name="gr85" draw:text-style-name="P6" draw:layer="layout" svg:x1="3.401cm" svg:y1="13.4cm" svg:x2="4.5cm" svg:y2="14.1cm" draw:start-shape="id16" draw:start-glue-point="1" draw:end-shape="id12" draw:end-glue-point="3" svg:d="M3401 13400h550v700h549" svg:viewBox="0 0 1100 701">
          <text:p/>
        </draw:connector>
        <draw:line draw:style-name="gr86" draw:text-style-name="P6" draw:layer="layout" svg:x1="5.452cm" svg:y1="3.5cm" svg:x2="5.452cm" svg:y2="8.7cm">
          <text:p/>
        </draw:line>
        <draw:line draw:style-name="gr86" draw:text-style-name="P6" draw:layer="layout" svg:x1="9.652cm" svg:y1="3.5cm" svg:x2="9.652cm" svg:y2="8.7cm">
          <text:p/>
        </draw:line>
        <draw:frame draw:style-name="gr87" draw:text-style-name="P6" draw:layer="layout" svg:width="4.543cm" svg:height="3.084cm" svg:x="0.757cm" svg:y="16.1cm">
          <draw:image xlink:href="Pictures/100000000000017C00000102B3D224B17EFA5609.png" xlink:type="simple" xlink:show="embed" xlink:actuate="onLoad">
            <text:p/>
          </draw:image>
        </draw:frame>
        <draw:custom-shape draw:style-name="gr88" draw:text-style-name="P10" xml:id="id18" draw:id="id18" draw:layer="layout" svg:width="6.3cm" svg:height="2cm" svg:x="15.7cm" svg:y="9.5cm">
          <text:p text:style-name="P9"><text:span text:style-name="T3">段式内存管理现将逻辑地址映射成线性地址，然后再有页式管理将线性地址映射城物理地址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4.1cm" svg:y1="14.95cm" svg:x2="15.7cm" svg:y2="10.5cm" draw:start-shape="id17" draw:end-shape="id18" draw:end-glue-point="3" svg:d="M14100 14950h789v-4450h811" svg:viewBox="0 0 1601 4451">
          <text:p/>
        </draw:connector>
        <draw:custom-shape draw:style-name="gr89" draw:text-style-name="P4" draw:layer="layout" svg:width="2.081cm" svg:height="0.4cm" svg:x="18.9cm" svg:y="13.295cm">
          <text:p text:style-name="P3"><text:span text:style-name="T2">G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5" draw:layer="layout" svg:width="2.081cm" svg:height="0.4cm" svg:x="18.9cm" svg:y="13.6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5" xml:id="id21" draw:id="id21" draw:layer="layout" svg:width="2.081cm" svg:height="0.4cm" svg:x="18.9cm" svg:y="14.496cm">
          <text:p text:style-name="P3"><text:span text:style-name="T2">*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5" draw:layer="layout" svg:width="2.081cm" svg:height="0.4cm" svg:x="18.9cm" svg:y="14.8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5" xml:id="id19" draw:id="id19" draw:layer="layout" svg:width="2.081cm" svg:height="0.4cm" svg:x="18.9cm" svg:y="14.095cm">
          <text:p text:style-name="P3"><text:span text:style-name="T2">*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5" draw:layer="layout" svg:width="2.081cm" svg:height="0.4cm" svg:x="18.9cm" svg:y="15.2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5" draw:layer="layout" svg:width="2.081cm" svg:height="0.4cm" svg:x="18.9cm" svg:y="15.6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5" draw:layer="layout" svg:width="2.08cm" svg:height="0.4cm" svg:x="18.901cm" svg:y="15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7" draw:text-style-name="P4" xml:id="id20" draw:id="id20" draw:layer="layout" svg:width="2.081cm" svg:height="0.4cm" svg:x="22.066cm" svg:y="12.9cm">
          <text:p text:style-name="P3"><text:span text:style-name="T2">LD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5" draw:layer="layout" svg:width="2.081cm" svg:height="0.4cm" svg:x="22.066cm" svg:y="13.2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5" draw:layer="layout" svg:width="2.081cm" svg:height="0.4cm" svg:x="22.066cm" svg:y="14.0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5" draw:layer="layout" svg:width="2.081cm" svg:height="0.4cm" svg:x="22.066cm" svg:y="14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5" draw:layer="layout" svg:width="2.081cm" svg:height="0.4cm" svg:x="22.066cm" svg:y="13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5" draw:layer="layout" svg:width="2.081cm" svg:height="0.4cm" svg:x="22.066cm" svg:y="14.8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5" draw:layer="layout" svg:width="2.081cm" svg:height="0.4cm" svg:x="22.066cm" svg:y="15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5" draw:layer="layout" svg:width="2.08cm" svg:height="0.4cm" svg:x="22.066cm" svg:y="15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4" xml:id="id22" draw:id="id22" draw:layer="layout" svg:width="2.08cm" svg:height="0.4cm" svg:x="22.119cm" svg:y="16.497cm">
          <text:p text:style-name="P3"><text:span text:style-name="T2">T</text:span><text:span text:style-name="T2">S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5" draw:layer="layout" svg:width="2.08cm" svg:height="0.4cm" svg:x="22.119cm" svg:y="16.8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5" draw:layer="layout" svg:width="2.08cm" svg:height="0.4cm" svg:x="22.119cm" svg:y="17.6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5" draw:layer="layout" svg:width="2.08cm" svg:height="0.4cm" svg:x="22.119cm" svg:y="18.0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5" draw:layer="layout" svg:width="2.08cm" svg:height="0.4cm" svg:x="22.119cm" svg:y="17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5" draw:layer="layout" svg:width="2.08cm" svg:height="0.4cm" svg:x="22.119cm" svg:y="18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5" draw:layer="layout" svg:width="2.08cm" svg:height="0.4cm" svg:x="22.119cm" svg:y="18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5" draw:layer="layout" svg:width="2.081cm" svg:height="0.4cm" svg:x="22.119cm" svg:y="18.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0.981cm" svg:y1="14.295cm" svg:x2="22.066cm" svg:y2="13.1cm" draw:start-shape="id19" draw:start-glue-point="1" draw:end-shape="id20" draw:end-glue-point="3" svg:d="M20981 14295h542v-1195h543" svg:viewBox="0 0 1086 1196">
          <text:p/>
        </draw:connector>
        <draw:connector draw:style-name="gr23" draw:text-style-name="P6" draw:layer="layout" svg:x1="20.981cm" svg:y1="14.696cm" svg:x2="22.119cm" svg:y2="16.697cm" draw:start-shape="id21" draw:start-glue-point="1" draw:end-shape="id22" draw:end-glue-point="3" svg:d="M20981 14696h569v2001h569" svg:viewBox="0 0 1139 2002">
          <text:p/>
        </draw:connector>
        <draw:custom-shape draw:style-name="gr113" draw:text-style-name="P10" xml:id="id23" draw:id="id23" draw:layer="layout" svg:width="5.3cm" svg:height="2cm" svg:x="15.3cm" svg:y="17.1cm">
          <text:p text:style-name="P9"><text:span text:style-name="T3">每个进程占两</text:span><text:span text:style-name="T3">个表项，每个</text:span><text:span text:style-name="T3">表项是一个段</text:span><text:span text:style-name="T3">描述符，</text:span><text:span text:style-name="T3">GDT</text:span><text:span text:style-name="T3">最多</text:span><text:span text:style-name="T3">8192</text:span><text:span text:style-name="T3">项，</text:span><text:span text:style-name="T3">出去部分开销</text:span><text:span text:style-name="T3">剩余</text:span><text:span text:style-name="T3">8180</text:span><text:span text:style-name="T3">个可</text:span><text:span text:style-name="T3">用，一次最大</text:span><text:span text:style-name="T3">支持</text:span><text:span text:style-name="T3">4090</text:span><text:span text:style-name="T3">个进</text:span><text:span text:style-name="T3">程</text:span></text:p>
          <draw:enhanced-geometry svg:viewBox="0 0 21600 21600" draw:path-stretchpoint-x="10800" draw:path-stretchpoint-y="11000" draw:text-areas="?f0 ?f0 ?f3 ?f12" draw:type="horizontal-scroll" draw:modifiers="831.020902756741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$0 top" draw:handle-range-x-minimum="0" draw:handle-range-x-maximum="5400"/>
          </draw:enhanced-geometry>
        </draw:custom-shape>
        <draw:connector draw:style-name="gr23" draw:text-style-name="P6" draw:layer="layout" svg:x1="18.9cm" svg:y1="14.295cm" svg:x2="17.95cm" svg:y2="17.1cm" draw:start-shape="id19" draw:start-glue-point="3" draw:end-shape="id23" svg:d="M18900 14295h-950v2805" svg:viewBox="0 0 951 2806">
          <text:p/>
        </draw:connector>
        <draw:connector draw:style-name="gr23" draw:text-style-name="P6" draw:layer="layout" svg:x1="18.9cm" svg:y1="14.696cm" svg:x2="17.95cm" svg:y2="17.1cm" draw:start-shape="id21" draw:start-glue-point="3" draw:end-shape="id23" draw:end-glue-point="0" svg:d="M18900 14696h-950v2404" svg:viewBox="0 0 951 2405">
          <text:p/>
        </draw:connector>
        <draw:custom-shape draw:style-name="gr84" draw:text-style-name="P5" xml:id="id24" draw:id="id24" draw:layer="layout" svg:width="2.448cm" svg:height="0.4cm" svg:x="8.453cm" svg:y="10.901cm">
          <text:p text:style-name="P3"><text:span text:style-name="T2">GDTR/LDT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9.677cm" svg:y1="11.301cm" svg:x2="9.676cm" svg:y2="12cm" draw:start-shape="id24" draw:start-glue-point="2" draw:end-shape="id14" draw:end-glue-point="0" svg:d="M9677 11301v350h-1v349" svg:viewBox="0 0 2 700">
          <text:p/>
        </draw:connector>
      </draw:page>
      <draw:page draw:name="page3" draw:style-name="dp1" draw:master-page-name="Default">
        <draw:custom-shape draw:style-name="gr114" draw:text-style-name="P11" draw:layer="layout" svg:width="2.547cm" svg:height="0.4cm" svg:x="12.1cm" svg:y="7.096cm">
          <text:p text:style-name="P3"><text:span text:style-name="T2">物理内存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12.1cm" svg:y="7.4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5" draw:layer="layout" svg:width="2.547cm" svg:height="0.4cm" svg:x="12.1cm" svg:y="7.8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5" draw:layer="layout" svg:width="2.547cm" svg:height="0.4cm" svg:x="12.1cm" svg:y="8.2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5" draw:layer="layout" svg:width="2.547cm" svg:height="0.4cm" svg:x="12.1cm" svg:y="8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3" xml:id="id82" draw:id="id82" draw:layer="layout" svg:width="2.547cm" svg:height="0.4cm" svg:x="12.1cm" svg:y="8.697cm">
          <text:p text:style-name="P12"><text:span text:style-name="T4">0</text:span><text:span text:style-name="T4">物理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4" draw:layer="layout" svg:width="2.886cm" svg:height="0.4cm" svg:x="10.313cm" svg:y="15.799cm">
          <text:p text:style-name="P3"><text:span text:style-name="T2"><text:s/></text:span><text:span text:style-name="T2">struct swap_list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1" draw:text-style-name="P14" xml:id="id73" draw:id="id73" draw:layer="layout" svg:width="2.886cm" svg:height="0.4cm" svg:x="10.314cm" svg:y="15.4cm">
          <text:p text:style-name="P3"><text:span text:style-name="T5">swap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4" draw:layer="layout" svg:width="2.805cm" svg:height="0.4cm" svg:x="1.2cm" svg:y="2.506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5" xml:id="id27" draw:id="id27" draw:layer="layout" svg:width="2.805cm" svg:height="0.4cm" svg:x="1.2cm" svg:y="3.707cm">
          <text:p text:style-name="P3"><text:span text:style-name="T2">(</text:span><text:span text:style-name="T2">目录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5" xml:id="id29" draw:id="id29" draw:layer="layout" svg:width="2.805cm" svg:height="0.4cm" svg:x="1.2cm" svg:y="4.1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5" draw:layer="layout" svg:width="2.805cm" svg:height="0.4cm" svg:x="1.2cm" svg:y="4.5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" draw:layer="layout" svg:width="2.805cm" svg:height="0.4cm" svg:x="1.2cm" svg:y="4.9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5" draw:layer="layout" svg:width="2.806cm" svg:height="0.4cm" svg:x="1.2cm" svg:y="4.90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-0.199cm" svg:x1="1.9cm" svg:y1="13.201cm" svg:x2="1.2cm" svg:y2="3.508cm" draw:start-shape="id25" draw:start-glue-point="3" draw:end-shape="id26" draw:end-glue-point="3" svg:d="M1900 13201h-1401v-9693h701" svg:viewBox="0 0 1402 9694">
          <text:p/>
        </draw:connector>
        <draw:custom-shape draw:style-name="gr128" draw:text-style-name="P4" xml:id="id28" draw:id="id28" draw:layer="layout" svg:width="2.749cm" svg:height="0.4cm" svg:x="5.251cm" svg:y="2.507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5" xml:id="id31" draw:id="id31" draw:layer="layout" svg:width="2.749cm" svg:height="0.4cm" svg:x="5.251cm" svg:y="2.9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5" draw:layer="layout" svg:width="2.749cm" svg:height="0.4cm" svg:x="5.251cm" svg:y="3.7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5" draw:layer="layout" svg:width="2.749cm" svg:height="0.4cm" svg:x="5.251cm" svg:y="4.1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5" xml:id="id63" draw:id="id63" draw:layer="layout" svg:width="2.749cm" svg:height="0.4cm" svg:x="5.251cm" svg:y="3.307cm">
          <text:p text:style-name="P3"><text:span text:style-name="T2">(</text:span><text:span text:style-name="T2">页表项</text:span><text:span text:style-name="T2">)</text:span><text:span text:style-name="T2">内核虚拟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3.907cm" svg:x2="5.251cm" svg:y2="2.707cm" draw:start-shape="id27" draw:start-glue-point="1" draw:end-shape="id28" draw:end-glue-point="3" svg:d="M4005 3907h623v-1200h623" svg:viewBox="0 0 1247 1201">
          <text:p/>
        </draw:connector>
        <draw:custom-shape draw:style-name="gr133" draw:text-style-name="P4" xml:id="id30" draw:id="id30" draw:layer="layout" svg:width="2.748cm" svg:height="0.4cm" svg:x="5.252cm" svg:y="4.508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4.005cm" svg:y1="4.307cm" svg:x2="5.252cm" svg:y2="4.708cm" draw:start-shape="id29" draw:start-glue-point="1" draw:end-shape="id30" draw:end-glue-point="3" svg:d="M4005 4307h624v401h623" svg:viewBox="0 0 1248 402">
          <text:p/>
        </draw:connector>
        <draw:custom-shape draw:style-name="gr134" draw:text-style-name="P4" xml:id="id32" draw:id="id32" draw:layer="layout" svg:width="2.548cm" svg:height="0.4cm" svg:x="9.852cm" svg:y="2.4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5" draw:text-style-name="P5" draw:layer="layout" svg:width="2.548cm" svg:height="0.4cm" svg:x="9.852cm" svg:y="2.8cm">
          <text:p text:style-name="P3"><text:span text:style-name="T2">页内地址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5" draw:layer="layout" svg:width="2.548cm" svg:height="0.4cm" svg:x="9.852cm" svg:y="3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5" draw:layer="layout" svg:width="2.548cm" svg:height="0.4cm" svg:x="9.852cm" svg:y="4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5" draw:layer="layout" svg:width="2.548cm" svg:height="0.4cm" svg:x="9.852cm" svg:y="3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5" draw:layer="layout" svg:width="2.548cm" svg:height="0.4cm" svg:x="9.852cm" svg:y="4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5" draw:layer="layout" svg:width="2.548cm" svg:height="0.4cm" svg:x="9.852cm" svg:y="4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5" draw:layer="layout" svg:width="2.547cm" svg:height="0.4cm" svg:x="9.853cm" svg:y="4.8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8cm" svg:y1="3.107cm" svg:x2="9.852cm" svg:y2="2.6cm" draw:start-shape="id31" draw:start-glue-point="1" draw:end-shape="id32" draw:end-glue-point="3" svg:d="M8000 3107h926v-507h926" svg:viewBox="0 0 1853 508">
          <text:p/>
        </draw:connector>
        <draw:custom-shape draw:style-name="gr142" draw:text-style-name="P16" xml:id="id40" draw:id="id40" draw:layer="layout" svg:width="3.286cm" svg:height="0.4cm" svg:x="15.8cm" svg:y="4.19cm">
          <text:p text:style-name="P15"><text:span text:style-name="T2">struct page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xml:id="id33" draw:id="id33" draw:layer="layout" svg:width="3.286cm" svg:height="0.4cm" svg:x="15.8cm" svg:y="5.391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4" draw:text-style-name="P5" xml:id="id50" draw:id="id50" draw:layer="layout" svg:width="3.286cm" svg:height="0.4cm" svg:x="15.8cm" svg:y="5.791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5" xml:id="id37" draw:id="id37" draw:layer="layout" svg:width="3.286cm" svg:height="0.4cm" svg:x="15.8cm" svg:y="4.59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5" draw:layer="layout" svg:width="3.286cm" svg:height="0.4cm" svg:x="15.8cm" svg:y="6.191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5" draw:layer="layout" svg:width="3.286cm" svg:height="0.4cm" svg:x="15.8cm" svg:y="6.59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8" draw:text-style-name="P5" draw:layer="layout" svg:width="3.285cm" svg:height="0.4cm" svg:x="15.801cm" svg:y="6.593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4" xml:id="id43" draw:id="id43" draw:layer="layout" svg:width="3.849cm" svg:height="0.4cm" svg:x="15.451cm" svg:y="2.9cm">
          <text:p text:style-name="P3"><text:span text:style-name="T2">struct page *mem_map </text:span><text:span text:style-name="T2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4" xml:id="id34" draw:id="id34" draw:layer="layout" svg:width="3.286cm" svg:height="0.4cm" svg:x="15.762cm" svg:y="10.904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5" draw:layer="layout" svg:width="3.286cm" svg:height="0.4cm" svg:x="15.762cm" svg:y="11.304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3.286cm" svg:height="0.4cm" svg:x="15.762cm" svg:y="12.105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5" draw:layer="layout" svg:width="3.286cm" svg:height="0.4cm" svg:x="15.762cm" svg:y="12.5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5" draw:layer="layout" svg:width="3.286cm" svg:height="0.4cm" svg:x="15.762cm" svg:y="11.704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5" draw:layer="layout" svg:width="3.286cm" svg:height="0.4cm" svg:x="15.762cm" svg:y="12.9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86cm" svg:y1="5.591cm" svg:x2="19.048cm" svg:y2="11.104cm" draw:start-shape="id33" draw:start-glue-point="1" draw:end-shape="id34" draw:end-glue-point="1" svg:d="M19086 5591h502v5513h-540" svg:viewBox="0 0 541 5514">
          <text:p/>
        </draw:connector>
        <draw:custom-shape draw:style-name="gr155" draw:text-style-name="P16" xml:id="id35" draw:id="id35" draw:layer="layout" svg:width="3.286cm" svg:height="0.4cm" svg:x="15.801cm" svg:y="6.991cm">
          <text:p text:style-name="P15"><text:span text:style-name="T2">struct page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16" draw:layer="layout" svg:width="3.286cm" svg:height="0.4cm" svg:x="15.802cm" svg:y="7.392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16" draw:layer="layout" svg:width="3.286cm" svg:height="0.4cm" svg:x="15.802cm" svg:y="7.792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16" draw:layer="layout" svg:width="3.286cm" svg:height="0.4cm" svg:x="15.803cm" svg:y="8.193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16" draw:layer="layout" svg:width="3.286cm" svg:height="0.4cm" svg:x="15.802cm" svg:y="8.592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6" draw:layer="layout" svg:width="3.286cm" svg:height="0.4cm" svg:x="15.803cm" svg:y="8.993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6" draw:layer="layout" svg:width="3.286cm" svg:height="0.4cm" svg:x="15.803cm" svg:y="9.393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6" draw:layer="layout" svg:width="3.286cm" svg:height="0.4cm" svg:x="15.804cm" svg:y="9.794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9.048cm" svg:y1="9.004cm" svg:x2="20.948cm" svg:y2="9.004cm">
          <text:p/>
        </draw:line>
        <draw:line draw:style-name="gr86" draw:text-style-name="P6" draw:layer="layout" svg:x1="19.1cm" svg:y1="10.2cm" svg:x2="20.948cm" svg:y2="10.204cm">
          <text:p/>
        </draw:line>
        <draw:line draw:style-name="gr86" draw:text-style-name="P6" draw:layer="layout" svg:x1="19.048cm" svg:y1="7.004cm" svg:x2="20.948cm" svg:y2="7.004cm">
          <text:p/>
        </draw:line>
        <draw:line draw:style-name="gr163" draw:text-style-name="P6" draw:layer="layout" svg:x1="20.448cm" svg:y1="7.004cm" svg:x2="20.448cm" svg:y2="9.004cm">
          <text:p/>
        </draw:line>
        <draw:line draw:style-name="gr163" draw:text-style-name="P6" draw:layer="layout" svg:x1="20.448cm" svg:y1="9.104cm" svg:x2="20.448cm" svg:y2="10.204cm">
          <text:p/>
        </draw:line>
        <draw:frame draw:style-name="gr164" draw:text-style-name="P17" draw:layer="layout" svg:width="2.229cm" svg:height="0.57cm" svg:x="19.419cm" svg:y="9.334cm">
          <draw:text-box>
            <text:p text:style-name="P15"><text:span text:style-name="T2">ZONE_DMA</text:span></text:p>
          </draw:text-box>
        </draw:frame>
        <draw:custom-shape draw:style-name="gr165" draw:text-style-name="P4" draw:layer="layout" svg:width="3.481cm" svg:height="0.4cm" svg:x="21.315cm" svg:y="3.9cm">
          <text:p text:style-name="P3"><text:span text:style-name="T2"><text:s text:c="3"/></text:span><text:span text:style-name="T2">.struct zone_struct 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5" xml:id="id36" draw:id="id36" draw:layer="layout" svg:width="3.481cm" svg:height="0.4cm" svg:x="21.315cm" svg:y="4.3cm">
          <text:p text:style-name="P3"><text:span text:style-name="T2"><text:s text:c="6"/></text:span><text:span text:style-name="T2">.offse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5" xml:id="id41" draw:id="id41" draw:layer="layout" svg:width="3.481cm" svg:height="0.4cm" svg:x="21.315cm" svg:y="8.701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5" draw:layer="layout" svg:width="3.481cm" svg:height="0.4cm" svg:x="21.315cm" svg:y="4.701cm">
          <text:p text:style-name="P3"><text:span text:style-name="T2"><text:s text:c="6"/></text:span><text:span text:style-name="T2">.free_area[</text:span><text:span text:style-name="T6">MAX_ORDER</text:span><text:span text:style-name="T2">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5" draw:layer="layout" svg:width="3.481cm" svg:height="0.4cm" svg:x="21.315cm" svg:y="5.9cm">
          <text:p text:style-name="P3"><text:span text:style-name="T2"><text:s text:c="6"/></text:span><text:span text:style-name="T2">.inactive_clean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5" xml:id="id38" draw:id="id38" draw:layer="layout" svg:width="3.481cm" svg:height="0.4cm" svg:x="21.315cm" svg:y="5.101cm">
          <text:p text:style-name="P3"><text:span text:style-name="T2"><text:s text:c="9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5" draw:layer="layout" svg:width="3.481cm" svg:height="0.4cm" svg:x="21.315cm" svg:y="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5" draw:layer="layout" svg:width="3.48cm" svg:height="0.4cm" svg:x="21.316cm" svg:y="5.503cm">
          <text:p text:style-name="P3"><text:span text:style-name="T2"><text:s text:c="9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73" draw:text-style-name="P6" draw:layer="layout" svg:x1="19.087cm" svg:y1="7.191cm" svg:x2="21.315cm" svg:y2="4.5cm" draw:start-shape="id35" draw:start-glue-point="1" draw:end-shape="id36" svg:d="M19087 7191h1114v-2691h1114" svg:viewBox="0 0 2229 2692">
          <text:p/>
        </draw:connector>
        <draw:connector draw:style-name="gr85" draw:text-style-name="P6" draw:layer="layout" draw:line-skew="0.499cm" svg:x1="19.086cm" svg:y1="4.79cm" svg:x2="21.315cm" svg:y2="5.301cm" draw:start-shape="id37" draw:start-glue-point="1" draw:end-shape="id38" draw:end-glue-point="3" svg:d="M19086 4790h1614v511h615" svg:viewBox="0 0 2230 512">
          <text:p/>
        </draw:connector>
        <draw:custom-shape draw:style-name="gr174" draw:text-style-name="P4" xml:id="id52" draw:id="id52" draw:layer="layout" svg:width="3.481cm" svg:height="0.4cm" svg:x="21.3cm" svg:y="3.1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5" xml:id="id39" draw:id="id39" draw:layer="layout" svg:width="3.481cm" svg:height="0.4cm" svg:x="21.3cm" svg:y="3.5cm">
          <text:p text:style-name="P3"><text:span text:style-name="T2"><text:s text:c="3"/></text:span><text:span text:style-name="T2">.*node_mem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1.3cm" svg:y1="3.7cm" svg:x2="17.443cm" svg:y2="4.19cm" draw:start-shape="id39" draw:start-glue-point="3" draw:end-shape="id40" draw:end-glue-point="0" svg:d="M21300 3700h-1107v-11h-2750v501" svg:viewBox="0 0 3858 502">
          <text:p/>
        </draw:connector>
        <draw:custom-shape draw:style-name="gr176" draw:text-style-name="P4" xml:id="id42" draw:id="id42" draw:layer="layout" svg:width="3.286cm" svg:height="0.4cm" svg:x="26.1cm" svg:y="8.9cm">
          <text:p text:style-name="P3"><text:span text:style-name="T2">struct pglist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796cm" svg:y1="8.901cm" svg:x2="26.1cm" svg:y2="9.1cm" draw:start-shape="id41" draw:start-glue-point="1" draw:end-shape="id42" draw:end-glue-point="3" svg:d="M24796 8901h652v199h652" svg:viewBox="0 0 1305 200">
          <text:p/>
        </draw:connector>
        <draw:custom-shape draw:style-name="gr177" draw:text-style-name="P4" draw:layer="layout" svg:width="3.481cm" svg:height="0.4cm" svg:x="21.316cm" svg:y="6.701cm">
          <text:p text:style-name="P3"><text:span text:style-name="T2"><text:s text:c="3"/></text:span><text:span text:style-name="T2">.struct zone_struct 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4" xml:id="id55" draw:id="id55" draw:layer="layout" svg:width="3.481cm" svg:height="0.4cm" svg:x="21.318cm" svg:y="7.103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4" draw:layer="layout" svg:width="3.481cm" svg:height="0.4cm" svg:x="21.319cm" svg:y="8.304cm">
          <text:p text:style-name="P3"><text:span text:style-name="T2"><text:s text:c="3"/></text:span><text:span text:style-name="T2">.node_zonelists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5" draw:layer="layout" svg:width="3.481cm" svg:height="0.4cm" svg:x="21.316cm" svg:y="7.501cm">
          <text:p text:style-name="P3"><text:span text:style-name="T2"><text:s text:c="6"/></text:span><text:span text:style-name="T2">.* zones [ ]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5" draw:layer="layout" svg:width="3.481cm" svg:height="0.4cm" svg:x="21.317cm" svg:y="7.902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4" xml:id="id58" draw:id="id58" draw:layer="layout" svg:width="3.286cm" svg:height="0.4cm" svg:x="1.9cm" svg:y="14.6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5" xml:id="id59" draw:id="id59" draw:layer="layout" svg:width="3.286cm" svg:height="0.4cm" svg:x="1.9cm" svg:y="15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3.286cm" svg:height="0.4cm" svg:x="1.9cm" svg:y="15.801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5" xml:id="id44" draw:id="id44" draw:layer="layout" svg:width="3.286cm" svg:height="0.4cm" svg:x="1.9cm" svg:y="16.201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5" draw:layer="layout" svg:width="3.286cm" svg:height="0.4cm" svg:x="1.9cm" svg:y="15.4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5" xml:id="id46" draw:id="id46" draw:layer="layout" svg:width="3.286cm" svg:height="0.4cm" svg:x="1.9cm" svg:y="16.601cm">
          <text:p text:style-name="P3"><text:span text:style-name="T2"><text:s text:c="3"/></text:span><text:span text:style-name="T2">.`*vm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5" draw:layer="layout" svg:width="3.286cm" svg:height="0.4cm" svg:x="1.9cm" svg:y="1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5" draw:layer="layout" svg:width="3.285cm" svg:height="0.4cm" svg:x="1.9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5" draw:text-style-name="P6" draw:layer="layout" svg:x1="15.451cm" svg:y1="3.1cm" svg:x2="15.8cm" svg:y2="4.39cm" draw:start-shape="id43" draw:start-glue-point="3" draw:end-shape="id40" draw:end-glue-point="3" svg:d="M15451 3100h-502v1290h851" svg:viewBox="0 0 852 1291">
          <text:p/>
        </draw:connector>
        <draw:custom-shape draw:style-name="gr189" draw:text-style-name="P4" xml:id="id45" draw:id="id45" draw:layer="layout" svg:width="3.286cm" svg:height="0.4cm" svg:x="6.401cm" svg:y="14.601cm">
          <text:p text:style-name="P3"><text:span text:style-name="T2">struct vm_area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5" draw:layer="layout" svg:width="3.286cm" svg:height="0.4cm" svg:x="6.401cm" svg:y="15.001cm">
          <text:p text:style-name="P3"><text:span text:style-name="T2"><text:s text:c="3"/></text:span><text:span text:style-name="T2">.*vm_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3.286cm" svg:height="0.4cm" svg:x="6.401cm" svg:y="15.802cm">
          <text:p text:style-name="P3"><text:span text:style-name="T2"><text:s text:c="3"/></text:span><text:span text:style-name="T2">.vm_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5" draw:layer="layout" svg:width="3.286cm" svg:height="0.4cm" svg:x="6.401cm" svg:y="16.202cm">
          <text:p text:style-name="P3"><text:span text:style-name="T2"><text:s text:c="3"/></text:span><text:span text:style-name="T2">.*v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5" draw:layer="layout" svg:width="3.286cm" svg:height="0.4cm" svg:x="6.401cm" svg:y="15.401cm">
          <text:p text:style-name="P3"><text:span text:style-name="T2"><text:s text:c="3"/></text:span><text:span text:style-name="T2">.vm_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5" draw:layer="layout" svg:width="3.286cm" svg:height="0.4cm" svg:x="6.401cm" svg:y="1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5" draw:layer="layout" svg:width="3.286cm" svg:height="0.4cm" svg:x="6.401cm" svg:y="17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5" draw:layer="layout" svg:width="3.285cm" svg:height="0.4cm" svg:x="6.402cm" svg:y="17.0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5.186cm" svg:y1="16.401cm" svg:x2="6.401cm" svg:y2="14.801cm" draw:start-shape="id44" draw:start-glue-point="1" draw:end-shape="id45" draw:end-glue-point="3" svg:d="M5186 16401h608v-1600h607" svg:viewBox="0 0 1216 1601">
          <text:p/>
        </draw:connector>
        <draw:custom-shape draw:style-name="gr196" draw:text-style-name="P4" xml:id="id47" draw:id="id47" draw:layer="layout" svg:width="4cm" svg:height="0.4cm" svg:x="1.8cm" svg:y="18.099cm">
          <text:p text:style-name="P3"><text:span text:style-name="T2">struct vm_operations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5" draw:layer="layout" svg:width="4cm" svg:height="0.4cm" svg:x="1.8cm" svg:y="18.499cm">
          <text:p text:style-name="P3"><text:span text:style-name="T2"><text:s text:c="3"/></text:span><text:span text:style-name="T2">.(*open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5" draw:layer="layout" svg:width="4cm" svg:height="0.4cm" svg:x="1.8cm" svg:y="19.3cm">
          <text:p text:style-name="P3"><text:span text:style-name="T2"><text:s text:c="3"/></text:span><text:span text:style-name="T2">.(*nopag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5" draw:layer="layout" svg:width="4cm" svg:height="0.4cm" svg:x="1.8cm" svg:y="18.899cm">
          <text:p text:style-name="P3"><text:span text:style-name="T2"><text:s text:c="3"/></text:span><text:span text:style-name="T2">.(*close)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.9cm" svg:y1="16.801cm" svg:x2="1.8cm" svg:y2="18.299cm" draw:start-shape="id46" draw:start-glue-point="3" draw:end-shape="id47" draw:end-glue-point="3" svg:d="M1900 16801h-601v1498h501" svg:viewBox="0 0 602 1499">
          <text:p/>
        </draw:connector>
        <draw:custom-shape draw:style-name="gr200" draw:text-style-name="P4" xml:id="id60" draw:id="id60" draw:layer="layout" svg:width="3.286cm" svg:height="0.4cm" svg:x="1.9cm" svg:y="11.4cm">
          <text:p text:style-name="P3"><text:span text:style-name="T2">struct mm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1" draw:text-style-name="P5" xml:id="id57" draw:id="id57" draw:layer="layout" svg:width="3.286cm" svg:height="0.4cm" svg:x="1.9cm" svg:y="11.8cm">
          <text:p text:style-name="P3"><text:span text:style-name="T2"><text:s text:c="3"/></text:span><text:span text:style-name="T2">.*m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3.286cm" svg:height="0.4cm" svg:x="1.9cm" svg:y="12.601cm">
          <text:p text:style-name="P3"><text:span text:style-name="T2"><text:s text:c="3"/></text:span><text:span text:style-name="T2">.*mmap_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2" draw:text-style-name="P5" xml:id="id25" draw:id="id25" draw:layer="layout" svg:width="3.286cm" svg:height="0.4cm" svg:x="1.9cm" svg:y="13.001cm">
          <text:p text:style-name="P3"><text:span text:style-name="T2"><text:s text:c="3"/></text:span><text:span text:style-name="T2">.*pg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5" draw:layer="layout" svg:width="3.286cm" svg:height="0.4cm" svg:x="1.9cm" svg:y="12.2cm">
          <text:p text:style-name="P3"><text:span text:style-name="T2"><text:s text:c="3"/></text:span><text:span text:style-name="T2">.*mmap_av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5" draw:layer="layout" svg:width="3.286cm" svg:height="0.4cm" svg:x="1.9cm" svg:y="13.401cm">
          <text:p text:style-name="P3"><text:span text:style-name="T2"><text:s text:c="3"/></text:span><text:span text:style-name="T2">.r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4" draw:layer="layout" svg:width="3.286cm" svg:height="0.4cm" svg:x="1.9cm" svg:y="8.399cm">
          <text:p text:style-name="P3"><text:span text:style-name="T2">struct task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5" xml:id="id61" draw:id="id61" draw:layer="layout" svg:width="3.286cm" svg:height="0.4cm" svg:x="1.9cm" svg:y="8.799cm">
          <text:p text:style-name="P3"><text:span text:style-name="T2"><text:s text:c="3"/></text:span><text:span text:style-name="T2">.*m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5" draw:layer="layout" svg:width="3.286cm" svg:height="0.4cm" svg:x="1.9cm" svg:y="9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5" draw:layer="layout" svg:width="3.286cm" svg:height="0.4cm" svg:x="1.9cm" svg:y="10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5" draw:layer="layout" svg:width="3.286cm" svg:height="0.4cm" svg:x="1.9cm" svg:y="9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5" draw:layer="layout" svg:width="3.286cm" svg:height="0.4cm" svg:x="1.9cm" svg:y="10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1" draw:text-style-name="P11" draw:layer="layout" svg:width="2.547cm" svg:height="0.4cm" svg:x="8cm" svg:y="6.7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5" draw:layer="layout" svg:width="2.547cm" svg:height="0.4cm" svg:x="8cm" svg:y="9.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8cm" svg:y="9.9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3" draw:text-style-name="P5" draw:layer="layout" svg:width="2.547cm" svg:height="0.4cm" svg:x="8cm" svg:y="10.3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4" draw:text-style-name="P5" draw:layer="layout" svg:width="2.547cm" svg:height="0.4cm" svg:x="8cm" svg:y="9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5" draw:text-style-name="P5" draw:layer="layout" svg:width="2.547cm" svg:height="0.4cm" svg:x="8cm" svg:y="10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6" draw:text-style-name="P5" draw:layer="layout" svg:width="2.547cm" svg:height="0.4cm" svg:x="8cm" svg:y="11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2.547cm" svg:height="0.4cm" svg:x="8cm" svg:y="11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8cm" svg:y="11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5" draw:layer="layout" svg:width="2.547cm" svg:height="0.4cm" svg:x="8cm" svg:y="12.302cm">
          <text:p text:style-name="P3"><text:span text:style-name="T2">数据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5" draw:layer="layout" svg:width="2.547cm" svg:height="0.4cm" svg:x="8cm" svg:y="11.5cm">
          <text:p text:style-name="P3"><text:span text:style-name="T2">B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5" draw:layer="layout" svg:width="2.547cm" svg:height="0.4cm" svg:x="8cm" svg:y="12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1" draw:text-style-name="P5" draw:layer="layout" svg:width="2.547cm" svg:height="0.4cm" svg:x="8cm" svg:y="13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5" draw:layer="layout" svg:width="2.547cm" svg:height="0.4cm" svg:x="8cm" svg:y="13.104cm">
          <text:p text:style-name="P3"><text:span text:style-name="T2">代码段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5" draw:layer="layout" svg:width="2.547cm" svg:height="0.4cm" svg:x="8cm" svg:y="7.101cm">
          <text:p text:style-name="P3"><text:span text:style-name="T2">堆栈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8cm" svg:y="7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5" draw:layer="layout" svg:width="2.547cm" svg:height="0.4cm" svg:x="8cm" svg:y="8.3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5" draw:text-style-name="P5" draw:layer="layout" svg:width="2.547cm" svg:height="0.4cm" svg:x="8cm" svg:y="7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6" draw:text-style-name="P5" xml:id="id81" draw:id="id81" draw:layer="layout" svg:width="2.547cm" svg:height="0.4cm" svg:x="8cm" svg:y="8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6" draw:layer="layout" svg:width="0.6cm" svg:height="4.4cm" svg:x="10.7cm" svg:y="9.1cm">
          <text:p text:style-name="P3"><text:span text:style-name="T2"><text:s text:c="13"/></text:span><text:span text:style-name="T2">用户空间 </text:span><text:span text:style-name="T2">&l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8" draw:text-style-name="P18" draw:layer="layout" svg:width="0.6cm" svg:height="1.999cm" svg:x="10.667cm" svg:y="7.101cm">
          <text:p text:style-name="P3"><text:span text:style-name="T2">内核空间 </text:span><text:span text:style-name="T2">&gt;3G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29" draw:text-style-name="P4" xml:id="id74" draw:id="id74" draw:layer="layout" svg:width="4.448cm" svg:height="0.4cm" svg:x="14.6cm" svg:y="14.005cm">
          <text:p text:style-name="P3"><text:span text:style-name="T2">struct swap_info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5" xml:id="id48" draw:id="id48" draw:layer="layout" svg:width="4.448cm" svg:height="0.4cm" svg:x="14.6cm" svg:y="14.405cm">
          <text:p text:style-name="P3"><text:span text:style-name="T2"><text:s text:c="3"/></text:span><text:span text:style-name="T2">.*swap_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5" draw:layer="layout" svg:width="4.448cm" svg:height="0.4cm" svg:x="14.6cm" svg:y="15.206cm">
          <text:p text:style-name="P3"><text:span text:style-name="T2"><text:s text:c="3"/></text:span><text:span text:style-name="T2">.pages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5" draw:layer="layout" svg:width="4.448cm" svg:height="0.4cm" svg:x="14.6cm" svg:y="15.606cm">
          <text:p text:style-name="P3"><text:span text:style-name="T2"><text:s text:c="3"/></text:span><text:span text:style-name="T2">.lowest_bi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5" draw:layer="layout" svg:width="4.448cm" svg:height="0.4cm" svg:x="14.6cm" svg:y="14.805cm">
          <text:p text:style-name="P3"><text:span text:style-name="T2"><text:s text:c="3"/></text:span><text:span text:style-name="T2">.m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5" draw:layer="layout" svg:width="4.448cm" svg:height="0.4cm" svg:x="14.6cm" svg:y="16.006cm">
          <text:p text:style-name="P3"><text:span text:style-name="T2"><text:s text:c="3"/></text:span><text:span text:style-name="T2">.highest_b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4" xml:id="id49" draw:id="id49" draw:layer="layout" svg:width="2.547cm" svg:height="0.4cm" svg:x="20.853cm" svg:y="13.9cm">
          <text:p text:style-name="P3"><text:span text:style-name="T2">swap_map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5" draw:layer="layout" svg:width="2.547cm" svg:height="0.4cm" svg:x="20.852cm" svg:y="16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7" draw:text-style-name="P5" draw:layer="layout" svg:width="2.547cm" svg:height="0.4cm" svg:x="20.852cm" svg:y="16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5" xml:id="id69" draw:id="id69" draw:layer="layout" svg:width="2.547cm" svg:height="0.4cm" svg:x="20.852cm" svg:y="14.301cm">
          <text:p text:style-name="P3"><text:span text:style-name="T2">swap_map[1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20.852cm" svg:y="15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5" draw:layer="layout" svg:width="2.547cm" svg:height="0.4cm" svg:x="20.852cm" svg:y="15.5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5" draw:layer="layout" svg:width="2.547cm" svg:height="0.4cm" svg:x="20.852cm" svg:y="14.7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5" draw:layer="layout" svg:width="2.547cm" svg:height="0.4cm" svg:x="20.852cm" svg:y="15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9.048cm" svg:y1="14.605cm" svg:x2="20.853cm" svg:y2="14.1cm" draw:start-shape="id48" draw:start-glue-point="1" draw:end-shape="id49" draw:end-glue-point="3" svg:d="M19048 14605h903v-505h902" svg:viewBox="0 0 1806 506">
          <text:p/>
        </draw:connector>
        <draw:custom-shape draw:style-name="gr242" draw:text-style-name="P16" xml:id="id78" draw:id="id78" draw:layer="layout" svg:width="2.548cm" svg:height="0.4cm" svg:x="20.778cm" svg:y="17.902cm">
          <text:p text:style-name="P15"><text:span text:style-name="T2">交换设备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5" draw:layer="layout" svg:width="2.548cm" svg:height="0.4cm" svg:x="20.778cm" svg:y="18.302cm">
          <text:p text:style-name="P3"><text:span text:style-name="T2">盘上页面</text:span><text:span text:style-name="T2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5" draw:layer="layout" svg:width="2.548cm" svg:height="0.4cm" svg:x="20.778cm" svg:y="18.7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5" draw:layer="layout" svg:width="2.547cm" svg:height="0.4cm" svg:x="20.779cm" svg:y="18.704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4" xml:id="id65" draw:id="id65" draw:layer="layout" svg:width="2.548cm" svg:height="0.4cm" svg:x="13.653cm" svg:y="18.701cm">
          <text:p text:style-name="P15"><text:span text:style-name="T2">swp_entry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4" draw:layer="layout" svg:width="2.548cm" svg:height="0.4cm" svg:x="20.753cm" svg:y="19.101cm">
          <text:p text:style-name="P3"><text:span text:style-name="T2">交换设备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5" draw:layer="layout" svg:width="2.548cm" svg:height="0.4cm" svg:x="20.753cm" svg:y="19.501cm">
          <text:p text:style-name="P3"><text:span text:style-name="T2">盘上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5" draw:layer="layout" svg:width="2.548cm" svg:height="0.4cm" svg:x="20.753cm" svg:y="19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5" draw:layer="layout" svg:width="2.547cm" svg:height="0.4cm" svg:x="20.754cm" svg:y="19.903cm">
          <text:p text:style-name="P3"><text:span text:style-name="T2">盘上页面</text:span><text:span text:style-name="T2">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19" draw:layer="layout" svg:width="3.286cm" svg:height="0.4cm" svg:x="26.215cm" svg:y="8.202cm">
          <text:p text:style-name="P3"><text:span text:style-name="T5">inactive_dirty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1" draw:text-style-name="P19" xml:id="id80" draw:id="id80" draw:layer="layout" svg:width="3.286cm" svg:height="0.4cm" svg:x="26.215cm" svg:y="7.801cm">
          <text:p text:style-name="P3"><text:span text:style-name="T5">activ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4" draw:layer="layout" svg:width="3.286cm" svg:height="0.4cm" svg:x="21.314cm" svg:y="10.399cm">
          <text:p text:style-name="P3"><text:span text:style-name="T2">struct address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3" draw:text-style-name="P5" xml:id="id77" draw:id="id77" draw:layer="layout" svg:width="3.286cm" svg:height="0.4cm" svg:x="21.314cm" svg:y="10.799cm">
          <text:p text:style-name="P3"><text:span text:style-name="T2"><text:s text:c="3"/></text:span><text:span text:style-name="T2">.clean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5" draw:layer="layout" svg:width="3.286cm" svg:height="0.4cm" svg:x="21.314cm" svg:y="11.6cm">
          <text:p text:style-name="P3"><text:span text:style-name="T2"><text:s text:c="3"/></text:span><text:span text:style-name="T2">.locked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4" draw:text-style-name="P5" xml:id="id75" draw:id="id75" draw:layer="layout" svg:width="3.286cm" svg:height="0.4cm" svg:x="21.314cm" svg:y="12cm">
          <text:p text:style-name="P3"><text:span text:style-name="T2"><text:s text:c="3"/></text:span><text:span text:style-name="T2">.*a_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5" draw:layer="layout" svg:width="3.286cm" svg:height="0.4cm" svg:x="21.314cm" svg:y="11.199cm">
          <text:p text:style-name="P3"><text:span text:style-name="T2"><text:s text:c="3"/></text:span><text:span text:style-name="T2">.dirty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6" draw:text-style-name="P5" draw:layer="layout" svg:width="3.286cm" svg:height="0.4cm" svg:x="21.314cm" svg:y="1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4" xml:id="id71" draw:id="id71" draw:layer="layout" svg:width="3.286cm" svg:height="0.4cm" svg:x="21.315cm" svg:y="10cm">
          <text:p text:style-name="P3"><text:span text:style-name="T5">swapper_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15.8cm" svg:y1="5.991cm" svg:x2="13.3cm" svg:y2="1.55cm" draw:start-shape="id50" draw:start-glue-point="3" draw:end-shape="id51" draw:end-glue-point="3" svg:d="M15800 5991h-3001v-4441h501" svg:viewBox="0 0 3002 4442">
          <text:p/>
        </draw:connector>
        <draw:custom-shape draw:style-name="gr259" draw:text-style-name="P4" draw:layer="layout" svg:width="2.748cm" svg:height="0.4cm" svg:x="5.252cm" svg:y="4.913cm">
          <text:p text:style-name="P3"><text:span text:style-name="T2">页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20" xml:id="id51" draw:id="id51" draw:layer="layout" svg:width="5.1cm" svg:height="2.1cm" svg:x="13.3cm" svg:y="0.5cm">
          <text:p text:style-name="P15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1" draw:text-style-name="P21" xml:id="id53" draw:id="id53" draw:layer="layout" svg:width="2.9cm" svg:height="1.2cm" svg:x="21.5cm" svg:y="1cm">
          <text:p text:style-name="P3"><text:span text:style-name="T2">表示</text:span><text:span text:style-name="T2">NUMA</text:span><text:span text:style-name="T2">中的一个存储节点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21" draw:layer="layout" svg:width="5.1cm" svg:height="2.1cm" svg:x="13.301cm" svg:y="0.501cm">
          <text:p text:style-name="P15"><text:span text:style-name="T2">当页面中的内容来自一个文件时，</text:span><text:span text:style-name="T2">index</text:span><text:span text:style-name="T2">表示页面在文件中的序号，当页面的内容被换出到交换设备上，但还保留内容作为缓冲时，</text:span><text:span text:style-name="T2">index</text:span><text:span text:style-name="T2">指明了页面的去向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1.3cm" svg:y1="3.3cm" svg:x2="21.5cm" svg:y2="1.6cm" draw:start-shape="id52" draw:start-glue-point="3" draw:end-shape="id53" svg:d="M21300 3300h-502v-1700h702" svg:viewBox="0 0 703 1701">
          <text:p/>
        </draw:connector>
        <draw:frame draw:style-name="gr263" draw:text-style-name="P17" draw:layer="layout" svg:width="2.749cm" svg:height="0.569cm" svg:x="18.9cm" svg:y="7.934cm">
          <draw:text-box>
            <text:p text:style-name="P15"><text:span text:style-name="T2">ZONE_NORMAL</text:span></text:p>
          </draw:text-box>
        </draw:frame>
        <draw:custom-shape draw:style-name="gr264" draw:text-style-name="P5" xml:id="id54" draw:id="id54" draw:layer="layout" svg:width="3.481cm" svg:height="0.4cm" svg:x="21.315cm" svg:y="6.305cm">
          <text:p text:style-name="P3"><text:span text:style-name="T2"><text:s text:c="6"/></text:span><text:span text:style-name="T2">.*zone_pgd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22.22cm" svg:y1="2.3cm" svg:x2="22.22cm" svg:y2="9.6cm">
          <text:p/>
        </draw:line>
        <draw:connector draw:style-name="gr23" draw:text-style-name="P6" draw:layer="layout" svg:x1="24.796cm" svg:y1="6.505cm" svg:x2="24.781cm" svg:y2="3.3cm" draw:start-shape="id54" draw:start-glue-point="1" draw:end-shape="id52" draw:end-glue-point="1" svg:d="M24796 6505h501v-3205h-516" svg:viewBox="0 0 517 3206">
          <text:p/>
        </draw:connector>
        <draw:custom-shape draw:style-name="gr265" draw:text-style-name="P21" xml:id="id56" draw:id="id56" draw:layer="layout" svg:width="3.3cm" svg:height="1.2cm" svg:x="26.2cm" svg:y="6.1cm">
          <text:p text:style-name="P3"><text:span text:style-name="T2">一个</text:span><text:span text:style-name="T2">node_zonelists</text:span><text:span text:style-name="T2">对应一种内存分配策略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799cm" svg:y1="7.303cm" svg:x2="26.2cm" svg:y2="6.7cm" draw:start-shape="id55" draw:start-glue-point="1" draw:end-shape="id56" draw:end-glue-point="3" svg:d="M24799 7303h701v-603h700" svg:viewBox="0 0 1402 604">
          <text:p/>
        </draw:connector>
        <draw:connector draw:style-name="gr23" draw:text-style-name="P6" draw:layer="layout" draw:line-skew="-0.399cm" svg:x1="1.9cm" svg:y1="12cm" svg:x2="1.9cm" svg:y2="14.8cm" draw:start-shape="id57" draw:start-glue-point="3" draw:end-shape="id58" draw:end-glue-point="3" svg:d="M1900 12000h-900v2800h900" svg:viewBox="0 0 901 2801">
          <text:p/>
        </draw:connector>
        <draw:connector draw:style-name="gr23" draw:text-style-name="P6" draw:layer="layout" svg:x1="5.186cm" svg:y1="15.2cm" svg:x2="5.186cm" svg:y2="11.6cm" draw:start-shape="id59" draw:start-glue-point="1" draw:end-shape="id60" draw:end-glue-point="1" svg:d="M5186 15200h502v-3600h-502" svg:viewBox="0 0 503 3601">
          <text:p/>
        </draw:connector>
        <draw:connector draw:style-name="gr23" draw:text-style-name="P6" draw:layer="layout" svg:x1="1.9cm" svg:y1="8.999cm" svg:x2="1.9cm" svg:y2="11.6cm" draw:start-shape="id61" draw:start-glue-point="3" draw:end-shape="id60" draw:end-glue-point="3" svg:d="M1900 8999h-501v2601h501" svg:viewBox="0 0 502 2602">
          <text:p/>
        </draw:connector>
        <draw:custom-shape draw:style-name="gr266" draw:text-style-name="P4" draw:layer="layout" svg:width="2.805cm" svg:height="0.4cm" svg:x="1.2cm" svg:y="2.907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4" xml:id="id26" draw:id="id26" draw:layer="layout" svg:width="2.805cm" svg:height="0.4cm" svg:x="1.2cm" svg:y="3.308cm">
          <text:p text:style-name="P3"><text:span text:style-name="T2">PGD(</text:span><text:span text:style-name="T2">页面目录</text:span><text:span text:style-name="T2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21" xml:id="id62" draw:id="id62" draw:layer="layout" svg:width="4.5cm" svg:height="1.6cm" svg:x="24.5cm" svg:y="14.1cm">
          <text:p text:style-name="P3"><text:span text:style-name="T2">每个数组成员对应一个盘上页面</text:span><text:span text:style-name="T2">,swap_map[0]</text:span><text:span text:style-name="T2">用于记录页面信息，其他成员表示页面引用计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9" draw:text-style-name="P7" draw:layer="layout" svg:x1="23.4cm" svg:y1="14.1cm" svg:x2="24.5cm" svg:y2="14.9cm" draw:start-shape="id49" draw:start-glue-point="1" draw:end-shape="id62" draw:end-glue-point="3" svg:d="M23400 14100h550v800h550" svg:viewBox="0 0 1101 801">
          <text:p/>
        </draw:connector>
        <draw:custom-shape draw:style-name="gr270" draw:text-style-name="P5" draw:layer="layout" svg:width="4.448cm" svg:height="0.4cm" svg:x="14.601cm" svg:y="16.412cm">
          <text:p text:style-name="P3"><text:span text:style-name="T2"><text:s text:c="3"/></text:span><text:span text:style-name="T2">.cluster_nex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1" draw:text-style-name="P5" draw:layer="layout" svg:width="4.448cm" svg:height="0.4cm" svg:x="14.603cm" svg:y="16.81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2" draw:text-style-name="P5" draw:layer="layout" svg:width="4.448cm" svg:height="0.4cm" svg:x="14.603cm" svg:y="17.2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3" draw:text-style-name="P5" draw:layer="layout" svg:width="4.448cm" svg:height="0.4cm" svg:x="14.604cm" svg:y="17.61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14" xml:id="id67" draw:id="id67" draw:layer="layout" svg:width="4.448cm" svg:height="0.4cm" svg:x="14.601cm" svg:y="13.606cm">
          <text:p text:style-name="P3"><text:span text:style-name="T5">swap_info[MAX_SWAPFILES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5" draw:text-style-name="P6" draw:layer="layout" draw:type="curve" draw:line-skew="-0.126cm" svg:x1="12.4cm" svg:y1="2.6cm" svg:x2="15.801cm" svg:y2="7.191cm" draw:start-shape="id32" draw:start-glue-point="1" draw:end-shape="id35" svg:d="M12400 2600c2362 0 662 4591 3401 4591" svg:viewBox="0 0 3402 4592">
          <text:p/>
        </draw:connector>
        <draw:custom-shape draw:style-name="gr276" draw:text-style-name="P21" xml:id="id64" draw:id="id64" draw:layer="layout" svg:width="2.9cm" svg:height="1.2cm" svg:x="8.4cm" svg:y="0.8cm">
          <text:p text:style-name="P3"><text:span text:style-name="T2">To:swp_entry_t</text:span></text:p>
          <text:p text:style-name="P3"><text:span text:style-name="T2">如果页面不在内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8cm" svg:y1="3.507cm" svg:x2="11.3cm" svg:y2="1.4cm" draw:start-shape="id63" draw:start-glue-point="1" draw:end-shape="id64" draw:end-glue-point="1" svg:d="M8000 3507h3802v-2107h-502" svg:viewBox="0 0 3803 2108">
          <text:p/>
        </draw:connector>
        <draw:custom-shape draw:style-name="gr277" draw:text-style-name="P5" xml:id="id68" draw:id="id68" draw:layer="layout" svg:width="2.548cm" svg:height="0.4cm" svg:x="13.654cm" svg:y="19.102cm">
          <text:p text:style-name="P3"><text:span text:style-name="T2"><text:s text:c="3"/></text:span><text:span text:style-name="T2">.offset <text:s/>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xml:id="id66" draw:id="id66" draw:layer="layout" svg:width="2.548cm" svg:height="0.4cm" svg:x="13.654cm" svg:y="19.502cm">
          <text:p text:style-name="P3"><text:span text:style-name="T2"><text:s text:c="3"/></text:span><text:span text:style-name="T2">.type //</text:span><text:span text:style-name="T2">下标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draw:line-skew="0.623cm" svg:x1="8cm" svg:y1="3.507cm" svg:x2="13.653cm" svg:y2="18.901cm" draw:start-shape="id63" draw:start-glue-point="1" draw:end-shape="id65" draw:end-glue-point="3" svg:d="M8000 3507h3450v15394h2203" svg:viewBox="0 0 5654 15395">
          <text:p/>
        </draw:connector>
        <draw:connector draw:style-name="gr258" draw:text-style-name="P6" draw:layer="layout" draw:line-skew="-0.553cm" svg:x1="13.654cm" svg:y1="19.702cm" svg:x2="14.601cm" svg:y2="13.806cm" draw:start-shape="id66" draw:start-glue-point="3" draw:end-shape="id67" svg:d="M13654 19702h-1054v-5896h2001" svg:viewBox="0 0 2002 5897">
          <text:p/>
        </draw:connector>
        <draw:connector draw:style-name="gr258" draw:text-style-name="P6" draw:layer="layout" svg:x1="16.202cm" svg:y1="19.302cm" svg:x2="20.852cm" svg:y2="14.501cm" draw:start-shape="id68" draw:start-glue-point="1" draw:end-shape="id69" draw:end-glue-point="3" svg:d="M16202 19302h2325v-4801h2325" svg:viewBox="0 0 4651 4802">
          <text:p/>
        </draw:connector>
        <draw:custom-shape draw:style-name="gr279" draw:text-style-name="P21" xml:id="id70" draw:id="id70" draw:layer="layout" svg:width="4.7cm" svg:height="2.5cm" svg:x="1.4cm" svg:y="5.7cm">
          <text:p text:style-name="P3"><text:span text:style-name="T2">指针中是虚拟地址</text:span><text:span text:style-name="T2">,</text:span><text:span text:style-name="T2">在内核态下转成物理地址存放到</text:span><text:span text:style-name="T2">CR3</text:span><text:span text:style-name="T2">寄存器（内核态下虚拟地址和物理地址存在线性对应关系）</text:span></text:p>
          <text:p text:style-name="P3"><text:span text:style-name="T2">asm volatile("movl %0,%%cr3": :"r" (__pa(next-&gt;pgd))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5.186cm" svg:y1="13.201cm" svg:x2="6.1cm" svg:y2="6.95cm" draw:start-shape="id25" draw:start-glue-point="1" draw:end-shape="id70" svg:d="M5186 13201h1416v-6251h-502" svg:viewBox="0 0 1417 6252">
          <text:p/>
        </draw:connector>
        <draw:custom-shape draw:style-name="gr280" draw:text-style-name="P21" xml:id="id72" draw:id="id72" draw:layer="layout" svg:width="3.4cm" svg:height="1.2cm" svg:x="25.7cm" svg:y="9.8cm">
          <text:p text:style-name="P3"><text:span text:style-name="T2">管理所有可交换内存页面</text:span><text:span text:style-name="T2">,</text:span><text:span text:style-name="T2">所有换出的页面都在其中一个队列上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8" draw:text-style-name="P6" draw:layer="layout" svg:x1="24.601cm" svg:y1="10.2cm" svg:x2="25.7cm" svg:y2="10.4cm" draw:start-shape="id71" draw:start-glue-point="1" draw:end-shape="id72" draw:end-glue-point="3" svg:d="M24601 10200h550v200h549" svg:viewBox="0 0 1100 201">
          <text:p/>
        </draw:connector>
        <draw:connector draw:style-name="gr23" draw:text-style-name="P6" draw:layer="layout" svg:x1="13.2cm" svg:y1="15.6cm" svg:x2="14.6cm" svg:y2="14.205cm" draw:start-shape="id73" draw:start-glue-point="1" draw:end-shape="id74" draw:end-glue-point="3" svg:d="M13200 15600h701v-1395h699" svg:viewBox="0 0 1401 1396">
          <text:p/>
        </draw:connector>
        <draw:custom-shape draw:style-name="gr281" draw:text-style-name="P4" draw:layer="layout" svg:width="3.986cm" svg:height="0.4cm" svg:x="25.713cm" svg:y="11.499cm">
          <text:p text:style-name="P3"><text:span text:style-name="T2">address_space_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5" draw:layer="layout" svg:width="3.986cm" svg:height="0.4cm" svg:x="25.713cm" svg:y="11.8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5" draw:layer="layout" svg:width="3.986cm" svg:height="0.4cm" svg:x="25.713cm" svg:y="12.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5" draw:layer="layout" svg:width="3.986cm" svg:height="0.4cm" svg:x="25.713cm" svg:y="13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5" draw:layer="layout" svg:width="3.986cm" svg:height="0.4cm" svg:x="25.713cm" svg:y="12.2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5" draw:layer="layout" svg:width="3.986cm" svg:height="0.4cm" svg:x="25.713cm" svg:y="13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4" xml:id="id76" draw:id="id76" draw:layer="layout" svg:width="3.986cm" svg:height="0.4cm" svg:x="25.714cm" svg:y="11.1cm">
          <text:p text:style-name="P3"><text:span text:style-name="T5">swap_ao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24.6cm" svg:y1="12.2cm" svg:x2="25.714cm" svg:y2="11.3cm" draw:start-shape="id75" draw:start-glue-point="1" draw:end-shape="id76" svg:d="M24600 12200h558v-900h556" svg:viewBox="0 0 1115 901">
          <text:p/>
        </draw:connector>
        <draw:connector draw:style-name="gr288" draw:text-style-name="P6" draw:layer="layout" draw:type="curve" svg:x1="19.086cm" svg:y1="4.79cm" svg:x2="21.314cm" svg:y2="10.999cm" draw:start-shape="id37" draw:start-glue-point="1" draw:end-shape="id77" draw:end-glue-point="3" svg:d="M19086 4790c1672 0 559 6209 2228 6209" svg:viewBox="0 0 2229 6210">
          <text:p/>
        </draw:connector>
        <draw:connector draw:style-name="gr289" draw:text-style-name="P6" draw:layer="layout" draw:type="curve" svg:x1="19.048cm" svg:y1="14.205cm" svg:x2="20.778cm" svg:y2="18.102cm" draw:start-shape="id74" draw:start-glue-point="1" draw:end-shape="id78" draw:end-glue-point="3" svg:d="M19048 14205c1299 0 434 3897 1730 3897" svg:viewBox="0 0 1731 3898">
          <text:p/>
        </draw:connector>
        <draw:custom-shape draw:style-name="gr290" draw:text-style-name="P5" xml:id="id79" draw:id="id79" draw:layer="layout" svg:width="3.286cm" svg:height="0.4cm" svg:x="15.801cm" svg:y="4.991cm">
          <text:p text:style-name="P3"><text:span text:style-name="T2"><text:s text:c="3"/></text:span><text:span text:style-name="T2">.lr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6" draw:layer="layout" draw:type="curve" draw:line-skew="-0.952cm" svg:x1="19.087cm" svg:y1="5.191cm" svg:x2="26.215cm" svg:y2="8.001cm" draw:start-shape="id79" draw:start-glue-point="1" draw:end-shape="id80" svg:d="M19087 5191c3919 0 356 2810 7128 2810" svg:viewBox="0 0 7129 2811">
          <text:p/>
        </draw:connector>
        <draw:connector draw:style-name="gr23" draw:text-style-name="P6" draw:layer="layout" draw:type="line" svg:x1="10.547cm" svg:y1="8.902cm" svg:x2="12.1cm" svg:y2="8.897cm" draw:start-shape="id81" draw:start-glue-point="1" draw:end-shape="id82" svg:d="M10547 8902l1553-5" svg:viewBox="0 0 1554 6">
          <text:p/>
        </draw:connector>
        <draw:frame draw:style-name="gr87" draw:text-style-name="P6" draw:layer="layout" svg:width="3.79cm" svg:height="2.275cm" svg:x="11.71cm" svg:y="9.6cm">
          <draw:image xlink:href="Pictures/10000000000002E7000001BE6CA00F8347120550.png" xlink:type="simple" xlink:show="embed" xlink:actuate="onLoad">
            <text:p/>
          </draw:image>
        </draw:frame>
      </draw:page>
      <draw:page draw:name="page4" draw:style-name="dp1" draw:master-page-name="Default">
        <draw:custom-shape draw:style-name="gr291" draw:text-style-name="P24" draw:layer="layout" svg:width="12.9cm" svg:height="8.9cm" svg:x="1.1cm" svg:y="0.9cm">
          <text:p text:style-name="P22"><text:span text:style-name="T7"/></text:p>
          <text:p text:style-name="P22"><text:span text:style-name="T7">通用寄存器</text:span><text:span text:style-name="T7">:</text:span></text:p>
          <text:p text:style-name="P22"><text:span text:style-name="T7">段寄存器</text:span><text:span text:style-name="T7">:</text:span></text:p>
          <text:p text:style-name="P22"><text:span text:style-name="T7"><text:s text:c="3"/></text:span><text:span text:style-name="T7">.ES:</text:span></text:p>
          <text:p text:style-name="P22"><text:span text:style-name="T7"><text:s text:c="3"/></text:span><text:span text:style-name="T7">.CS:</text:span><text:span text:style-name="T7">代码段寄存器</text:span></text:p>
          <text:p text:style-name="P22"><text:span text:style-name="T7"><text:s text:c="3"/></text:span><text:span text:style-name="T7">.SS:</text:span><text:span text:style-name="T7">堆栈段寄存器</text:span></text:p>
          <text:p text:style-name="P22"><text:span text:style-name="T7"><text:s text:c="3"/></text:span><text:span text:style-name="T7">.DS:</text:span><text:span text:style-name="T7">数据段寄存器</text:span></text:p>
          <text:p text:style-name="P22"><text:span text:style-name="T7"><text:s text:c="3"/></text:span><text:span text:style-name="T7">.FS:</text:span></text:p>
          <text:p text:style-name="P22"><text:span text:style-name="T7"><text:s text:c="3"/></text:span><text:span text:style-name="T7">.GS:</text:span></text:p>
          <text:p text:style-name="P22"><text:span text:style-name="T7">EFLAGS:</text:span></text:p>
          <text:p text:style-name="P22"><text:span text:style-name="T7">EIP:</text:span></text:p>
          <text:p text:style-name="P22"><text:span text:style-name="T7">TSS:</text:span></text:p>
          <text:p text:style-name="P22"><text:span text:style-name="T7">IRET:</text:span></text:p>
          <text:p text:style-name="P22"><text:span text:style-name="T7">LDT:</text:span></text:p>
          <text:p text:style-name="P22"><text:span text:style-name="T7">CR0:</text:span><text:span text:style-name="T7">控制寄存器，最高位</text:span><text:span text:style-name="T7">PG</text:span><text:span text:style-name="T7">是页式映射机制的总开关</text:span></text:p>
          <text:p text:style-name="P22"><text:span text:style-name="T7">CR3:</text:span><text:span text:style-name="T7">指向当前页面目录的指针</text:span></text:p>
          <text:p text:style-name="P22"><text:span text:style-name="T7">GDTR</text:span><text:span text:style-name="T7">：</text:span><text:span text:style-name="T7">global descriptor table register</text:span></text:p>
          <text:p text:style-name="P22"><text:span text:style-name="T7">LDTR</text:span><text:span text:style-name="T7">：</text:span><text:span text:style-name="T7">local descriptor table register</text:span></text:p>
          <text:p text:style-name="P22"><text:span text:style-name="T7">LGDT/LLDT/SGDT/SLDT</text:span><text:span text:style-name="T7">：用来装入和存储</text:span><text:span text:style-name="T7">LDTR</text:span><text:span text:style-name="T7">、</text:span><text:span text:style-name="T7">GDTR</text:span><text:span text:style-name="T7">的特权指令</text:span></text:p>
          <text:p text:style-name="P23"><text:span text:style-name="T7">DPL:descriptor privilege level</text:span></text:p>
          <text:p text:style-name="P23"><text:span text:style-name="T7"><text:s/></text:span><text:span text:style-name="T7">IDTR</text:span><text:span text:style-name="T7">：中断向量表指针寄存器</text:span></text:p>
          <text:p text:style-name="P23"><text:span text:style-name="T7">TR:</text:span><text:span text:style-name="T7">与进程有关的寄存器</text:span></text:p>
          <text:p text:style-name="P23"><text:span text:style-name="T7">TSS:</text:span><text:span text:style-name="T7">任务状态段，用于描述任务状态</text:span></text:p>
          <text:p text:style-name="P22"><text:span text:style-name="T7"/></text:p>
          <draw:enhanced-geometry svg:viewBox="0 0 21600 21600" draw:type="rectangle" draw:enhanced-path="M 0 0 L 21600 0 21600 21600 0 21600 0 0 Z N"/>
        </draw:custom-shape>
        <draw:custom-shape draw:style-name="gr292" draw:text-style-name="P7" draw:layer="layout" svg:width="6.4cm" svg:height="11.1cm" svg:x="-29.7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293" draw:text-style-name="P5" draw:layer="layout" svg:width="12.6cm" svg:height="2.491cm" svg:x="0.801cm" svg:y="1.309cm">
          <text:p text:style-name="P3"><text:span text:style-name="T2">do_anonymous_page</text:span></text:p>
          <text:p text:style-name="P3"><text:span text:style-name="T2"><text:s text:c="3"/></text:span><text:span text:style-name="T2">.page = alloc_page(GFP_HIGHUSER);</text:span></text:p>
          <text:p text:style-name="P3"><text:span text:style-name="T2"><text:s text:c="3"/></text:span><text:span text:style-name="T2">.set_pte(page_table, entry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5" draw:layer="layout" svg:width="12.6cm" svg:height="3.391cm" svg:x="0.8cm" svg:y="4.609cm">
          <text:p text:style-name="P3"><text:span text:style-name="T2">add_to_swap_cache(struct page *page, swp_entry_t entry)</text:span></text:p>
          <text:p text:style-name="P3"><text:span text:style-name="T2"><text:s text:c="3"/></text:span><text:span text:style-name="T2">.add_to_page_cache_locked(page, &amp;swapper_space, entry.val)</text:span></text:p>
          <text:p text:style-name="P3"><text:span text:style-name="T2"><text:s text:c="6"/></text:span><text:span text:style-name="T2">.page_cache_get(page); <text:s/>// page-&gt;count+=1</text:span></text:p>
          <text:p text:style-name="P3"><text:span text:style-name="T2"><text:s text:c="6"/></text:span><text:span text:style-name="T2">.page-&gt;index = index;</text:span></text:p>
          <text:p text:style-name="P3"><text:span text:style-name="T2"><text:s text:c="6"/></text:span><text:span text:style-name="T2">.add_page_to_inode_queue(mapping, page); <text:s/>//clean_pages</text:span></text:p>
          <text:p text:style-name="P3"><text:span text:style-name="T2"><text:s text:c="6"/></text:span><text:span text:style-name="T2">.add_page_to_hash_queue(page, page_hash(mapping, index));</text:span></text:p>
          <text:p text:style-name="P3"><text:span text:style-name="T2"><text:s text:c="6"/></text:span><text:span text:style-name="T2">.lru_cache_add(pag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5" xml:id="id83" draw:id="id83" draw:layer="layout" svg:width="9.599cm" svg:height="3.391cm" svg:x="0.801cm" svg:y="9.209cm">
          <text:p text:style-name="P3"><text:span text:style-name="T2">struct page * alloc_pages(int gfp_mask, unsigned long order)</text:span></text:p>
          <text:p text:style-name="P3"><text:span text:style-name="T2"><text:s text:c="3"/></text:span><text:span text:style-name="T2">.alloc_pages_pgdat(temp, gfp_mask, order)</text:span></text:p>
          <text:p text:style-name="P3"><text:span text:style-name="T2"><text:s text:c="6"/></text:span><text:span text:style-name="T2">.__alloc_pages(pgdat-&gt;node_zonelists + gfp_mask, order); &lt;&lt;</text:span></text:p>
          <text:p text:style-name="P3"><text:span text:style-name="T2"><text:s text:c="9"/></text:span><text:span text:style-name="T2">.wakeup_kswapd(0);</text:span></text:p>
          <text:p text:style-name="P3"><text:span text:style-name="T2"><text:s text:c="9"/></text:span><text:span text:style-name="T2">.wakeup_bdflush(0);</text:span></text:p>
          <text:p text:style-name="P3"><text:span text:style-name="T2"><text:s text:c="9"/></text:span><text:span text:style-name="T2">.page = rmqueue(z, order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5" xml:id="id84" draw:id="id84" draw:layer="layout" svg:width="9.599cm" svg:height="3.391cm" svg:x="11.6cm" svg:y="9.209cm">
          <text:p text:style-name="P3"><text:span text:style-name="T2">rmqueue(z, order);</text:span></text:p>
          <text:p text:style-name="P3"><text:span text:style-name="T2"><text:s text:c="3"/></text:span><text:span text:style-name="T2">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4cm" svg:y1="10.904cm" svg:x2="11.6cm" svg:y2="10.904cm" draw:start-shape="id83" draw:end-shape="id84" svg:d="M10400 10904h1200" svg:viewBox="0 0 1201 1">
          <text:p/>
        </draw:connector>
      </draw:page>
      <draw:page draw:name="page6" draw:style-name="dp1" draw:master-page-name="Default">
        <draw:custom-shape draw:style-name="gr297" draw:text-style-name="P5" xml:id="id85" draw:id="id85" draw:layer="layout" svg:width="12.6cm" svg:height="10.592cm" svg:x="0.8cm" svg:y="1.308cm">
          <text:p text:style-name="P3"><text:span text:style-name="T2"/></text:p>
          <text:p text:style-name="P3"><text:span text:style-name="T2">Kswapd</text:span></text:p>
          <text:p text:style-name="P3"><text:span text:style-name="T2"><text:s text:c="3"/></text:span><text:span text:style-name="T2">.do_try_to_free_pages(GFP_KSWAPD, wait);</text:span></text:p>
          <text:p text:style-name="P3"><text:span text:style-name="T2"><text:s text:c="6"/></text:span><text:span text:style-name="T2">.page_launder(gfp_mask, user);</text:span></text:p>
          <text:p text:style-name="P3"><text:span text:style-name="T2"><text:s text:c="9"/></text:span><text:span text:style-name="T2">.if (page-&gt;buffers)</text:span></text:p>
          <text:p text:style-name="P3"><text:span text:style-name="T2"><text:s text:c="9"/></text:span><text:span text:style-name="T2">.else if (page-&gt;mapping &amp;&amp; !PageDirty(page))</text:span></text:p>
          <text:p text:style-name="P3"><text:span text:style-name="T2"><text:s text:c="6"/></text:span><text:span text:style-name="T2">.shrink_dcache_memory(6, gfp_mask);</text:span></text:p>
          <text:p text:style-name="P3"><text:span text:style-name="T2"><text:s text:c="6"/></text:span><text:span text:style-name="T2">.shrink_icache_memory(6, gfp_mask);</text:span></text:p>
          <text:p text:style-name="P3"><text:span text:style-name="T2"><text:s text:c="6"/></text:span><text:span text:style-name="T2">.refill_inactive(gfp_mask, user);</text:span></text:p>
          <text:p text:style-name="P3"><text:span text:style-name="T2"><text:s text:c="9"/></text:span><text:span text:style-name="T2">.kmem_cache_reap(gfp_mask);</text:span></text:p>
          <text:p text:style-name="P3"><text:span text:style-name="T2"><text:s text:c="9"/></text:span><text:span text:style-name="T2">.refill_inactive_scan(priority,oneshot)</text:span></text:p>
          <text:p text:style-name="P3"><text:span text:style-name="T2"><text:s text:c="12"/></text:span><text:span text:style-name="T2">.deactivate_page_nolock(page);</text:span></text:p>
          <text:p text:style-name="P3"><text:span text:style-name="T2"><text:s text:c="9"/></text:span><text:span text:style-name="T2">.shrink_dcache_memory(priority, gfp_mask)</text:span></text:p>
          <text:p text:style-name="P3"><text:span text:style-name="T2"><text:s text:c="9"/></text:span><text:span text:style-name="T2">.shrink_icache_memory(priority, gfp_mask);</text:span></text:p>
          <text:p text:style-name="P3"><text:span text:style-name="T2"><text:s text:c="9"/></text:span><text:span text:style-name="T2">.swap_out(priority, gfp_mask)</text:span></text:p>
          <text:p text:style-name="P3"><text:span text:style-name="T2"><text:s text:c="12"/></text:span><text:span text:style-name="T2">.swap_out_mm(best, gfp_mask);</text:span></text:p>
          <text:p text:style-name="P3"><text:span text:style-name="T2"><text:s text:c="15"/></text:span><text:span text:style-name="T2">.swap_out_vma(mm, vma, address, gfp_mask);</text:span></text:p>
          <text:p text:style-name="P3"><text:span text:style-name="T2"><text:s text:c="18"/></text:span><text:span text:style-name="T2">.swap_out_pgd(mm, vma, pgdir, address, end, gfp_mask);</text:span></text:p>
          <text:p text:style-name="P3"><text:span text:style-name="T2"><text:s text:c="21"/></text:span><text:span text:style-name="T2">.try_to_swap_out(mm, vma, address, pte, gfp_mask);</text:span></text:p>
          <text:p text:style-name="P3"><text:span text:style-name="T2"><text:s text:c="12"/></text:span><text:span text:style-name="T2">.mmput(best);</text:span></text:p>
          <text:p text:style-name="P3"><text:span text:style-name="T2"><text:s text:c="6"/></text:span><text:span text:style-name="T2">.kmem_cache_reap(gfp_mask);</text:span></text:p>
          <text:p text:style-name="P3"><text:span text:style-name="T2"><text:s text:c="3"/></text:span><text:span text:style-name="T2">.refill_inactive_scan(6, 0);</text:span></text:p>
          <text:p text:style-name="P3"><text:span text:style-name="T2"><text:s text:c="3"/></text:span><text:span text:style-name="T2">.run_task_queue(&amp;tq_disk);</text:span></text:p>
          <text:p text:style-name="P3"><text:span text:style-name="T2"><text:s text:c="3"/></text:span><text:span text:style-name="T2">.interruptible_sleep_on_timeout(&amp;kswapd_wait, HZ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1.8cm" svg:y1="0.8cm" svg:x2="1.8cm" svg:y2="17.5cm">
          <text:p/>
        </draw:line>
        <draw:custom-shape draw:style-name="gr298" draw:text-style-name="P5" xml:id="id86" draw:id="id86" draw:layer="layout" svg:width="12.6cm" svg:height="6.1cm" svg:x="14.6cm" svg:y="1.4cm">
          <text:p text:style-name="P3"><text:span text:style-name="T2">try_to_swap_out(mm, vma, address, pte, gfp_mask);</text:span></text:p>
          <text:p text:style-name="P3"><text:span text:style-name="T2"><text:s text:c="3"/></text:span><text:span text:style-name="T2">.flush_tlb_page(vma, address);</text:span></text:p>
          <text:p text:style-name="P3"><text:span text:style-name="T2"><text:s text:c="3"/></text:span><text:span text:style-name="T2">.swap_duplicate(entry);</text:span></text:p>
          <text:p text:style-name="P3"><text:span text:style-name="T2"><text:s text:c="3"/></text:span><text:span text:style-name="T2">.flush_cache_page(vma, address);</text:span></text:p>
          <text:p text:style-name="P3"><text:span text:style-name="T2"><text:s text:c="3"/></text:span><text:span text:style-name="T2">.entry = get_swap_page(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4cm" svg:y1="6.604cm" svg:x2="14.6cm" svg:y2="4.45cm" draw:start-shape="id85" draw:start-glue-point="1" draw:end-shape="id86" draw:end-glue-point="3" svg:d="M13400 6604h601v-2154h599" svg:viewBox="0 0 1201 2155">
          <text:p/>
        </draw:connector>
      </draw:page>
      <draw:page draw:name="page7" draw:style-name="dp1" draw:master-page-name="Default">
        <draw:custom-shape draw:style-name="gr299" draw:text-style-name="P4" draw:layer="layout" svg:width="3.213cm" svg:height="0.4cm" svg:x="10.385cm" svg:y="2.701cm">
          <text:p text:style-name="P3"><text:span text:style-name="T2">页面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5" draw:layer="layout" svg:width="3.213cm" svg:height="0.4cm" svg:x="10.385cm" svg:y="3.1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3.9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4" xml:id="id92" draw:id="id92" draw:layer="layout" svg:width="3.213cm" svg:height="0.4cm" svg:x="10.385cm" svg:y="4.302cm">
          <text:p text:style-name="P15"><text:span text:style-name="T2">Struct slab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5" draw:layer="layout" svg:width="3.213cm" svg:height="0.4cm" svg:x="10.385cm" svg:y="3.5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5" draw:layer="layout" svg:width="3.213cm" svg:height="0.4cm" svg:x="10.385cm" svg:y="4.702cm">
          <text:p text:style-name="P3"><text:span text:style-name="T2"><text:s text:c="3"/></text:span><text:span text:style-name="T2">.colour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5" draw:layer="layout" svg:width="3.213cm" svg:height="0.4cm" svg:x="10.385cm" svg:y="5.1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5" xml:id="id87" draw:id="id87" draw:layer="layout" svg:width="3.212cm" svg:height="0.4cm" svg:x="10.386cm" svg:y="5.104cm">
          <text:p text:style-name="P3"><text:span text:style-name="T2"><text:s text:c="3"/></text:span><text:span text:style-name="T2">.*s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4" xml:id="id90" draw:id="id90" draw:layer="layout" svg:width="3.285cm" svg:height="0.4cm" svg:x="3.45cm" svg:y="2.6cm">
          <text:p text:style-name="P3"><text:span text:style-name="T2">Sturct kmem_cache_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5" xml:id="id93" draw:id="id93" draw:layer="layout" svg:width="3.285cm" svg:height="0.4cm" svg:x="3.45cm" svg:y="3cm">
          <text:p text:style-name="P3"><text:span text:style-name="T2"><text:s text:c="3"/></text:span><text:span text:style-name="T2">.sla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draw:layer="layout" svg:width="3.285cm" svg:height="0.4cm" svg:x="3.45cm" svg:y="3.801cm">
          <text:p text:style-name="P3"><text:span text:style-name="T2"><text:s text:c="3"/></text:span><text:span text:style-name="T2">.colour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5" draw:layer="layout" svg:width="3.285cm" svg:height="0.4cm" svg:x="3.45cm" svg:y="4.201cm">
          <text:p text:style-name="P3"><text:span text:style-name="T2"><text:s text:c="3"/></text:span><text:span text:style-name="T2">.colour_o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5" draw:layer="layout" svg:width="3.285cm" svg:height="0.4cm" svg:x="3.45cm" svg:y="3.4cm">
          <text:p text:style-name="P3"><text:span text:style-name="T2"><text:s text:c="3"/></text:span><text:span text:style-name="T2">.*firstnotfu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5" draw:layer="layout" svg:width="3.285cm" svg:height="0.4cm" svg:x="3.45cm" svg:y="4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5" draw:layer="layout" svg:width="3.285cm" svg:height="0.4cm" svg:x="3.45cm" svg:y="5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5" draw:layer="layout" svg:width="3.285cm" svg:height="0.4cm" svg:x="3.45cm" svg:y="5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25" draw:layer="layout" svg:x1="9.25cm" svg:y1="4.304cm" svg:x2="10.572cm" svg:y2="4.304cm">
          <text:p/>
        </draw:line>
        <draw:line draw:style-name="gr86" draw:text-style-name="P25" draw:layer="layout" svg:x1="9.25cm" svg:y1="2.704cm" svg:x2="10.572cm" svg:y2="2.704cm">
          <text:p/>
        </draw:line>
        <draw:line draw:style-name="gr315" draw:text-style-name="P25" draw:layer="layout" svg:x1="9.719cm" svg:y1="2.704cm" svg:x2="9.719cm" svg:y2="4.304cm">
          <text:p text:style-name="P7"><text:span text:style-name="T8">着色区</text:span></text:p>
        </draw:line>
        <draw:custom-shape draw:style-name="gr316" draw:text-style-name="P4" draw:layer="layout" svg:width="3.213cm" svg:height="0.4cm" svg:x="10.386cm" svg:y="5.903cm">
          <text:p text:style-name="P15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16" draw:layer="layout" svg:width="3.213cm" svg:height="0.4cm" svg:x="10.386cm" svg:y="6.304cm">
          <text:p text:style-name="P15"><text:span text:style-name="T2">kmem_bufctl_t 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4" xml:id="id88" draw:id="id88" draw:layer="layout" svg:width="3.213cm" svg:height="0.4cm" svg:x="10.385cm" svg:y="6.702cm">
          <text:p text:style-name="P3"><text:span text:style-name="T2">对象区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5" draw:layer="layout" svg:width="3.213cm" svg:height="0.4cm" svg:x="10.385cm" svg:y="7.5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5" draw:layer="layout" svg:width="3.213cm" svg:height="0.4cm" svg:x="10.385cm" svg:y="7.1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598cm" svg:y1="5.304cm" svg:x2="13.598cm" svg:y2="6.902cm" draw:start-shape="id87" draw:start-glue-point="1" draw:end-shape="id88" draw:end-glue-point="1" svg:d="M13598 5304h502v1598h-502" svg:viewBox="0 0 503 1599">
          <text:p/>
        </draw:connector>
        <draw:custom-shape draw:style-name="gr320" draw:text-style-name="P16" draw:layer="layout" svg:width="3.285cm" svg:height="0.4cm" svg:x="3.45cm" svg:y="5.903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draw:layer="layout" svg:width="3.285cm" svg:height="0.4cm" svg:x="3.45cm" svg:y="7.504cm">
          <text:p text:style-name="P3"><text:span text:style-name="T2"><text:s text:c="3"/></text:span><text:span text:style-name="T2">.*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5" draw:layer="layout" svg:width="3.285cm" svg:height="0.4cm" svg:x="3.45cm" svg:y="7.904cm">
          <text:p text:style-name="P3"><text:span text:style-name="T2"><text:s text:c="3"/></text:span><text:span text:style-name="T2">.index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5" draw:layer="layout" svg:width="3.285cm" svg:height="0.4cm" svg:x="3.45cm" svg:y="6.303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5" draw:layer="layout" svg:width="3.285cm" svg:height="0.4cm" svg:x="3.45cm" svg:y="8.304cm">
          <text:p text:style-name="P3"><text:span text:style-name="T2"><text:s text:c="3"/></text:span><text:span text:style-name="T2">.*next_h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5" draw:layer="layout" svg:width="3.285cm" svg:height="0.4cm" svg:x="3.45cm" svg:y="8.7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5" draw:layer="layout" svg:width="3.285cm" svg:height="0.4cm" svg:x="3.45cm" svg:y="8.706cm">
          <text:p text:style-name="P3"><text:span text:style-name="T2"><text:s text:c="3"/></text:span><text:span text:style-name="T2">.cou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16" draw:layer="layout" svg:width="3.285cm" svg:height="0.4cm" svg:x="3.45cm" svg:y="9.104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16" draw:layer="layout" svg:width="3.285cm" svg:height="0.4cm" svg:x="3.45cm" svg:y="9.505cm">
          <text:p text:style-name="P15"><text:span text:style-name="T2">struct page [ 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8" draw:text-style-name="P5" draw:layer="layout" svg:width="3.285cm" svg:height="0.4cm" svg:x="3.45cm" svg:y="6.304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5" xml:id="id89" draw:id="id89" draw:layer="layout" svg:width="3.285cm" svg:height="0.4cm" svg:x="3.45cm" svg:y="6.705cm">
          <text:p text:style-name="P3"><text:span text:style-name="T2"><text:s text:c="6"/></text:span><text:span text:style-name="T2">.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9" draw:text-style-name="P5" xml:id="id91" draw:id="id91" draw:layer="layout" svg:width="3.285cm" svg:height="0.4cm" svg:x="3.45cm" svg:y="7.105cm">
          <text:p text:style-name="P3"><text:span text:style-name="T2"><text:s text:c="6"/></text:span><text:span text:style-name="T2">.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35cm" svg:y1="6.905cm" svg:x2="6.735cm" svg:y2="2.8cm" draw:start-shape="id89" draw:start-glue-point="1" draw:end-shape="id90" draw:end-glue-point="1" svg:d="M6735 6905h501v-4105h-501" svg:viewBox="0 0 502 4106">
          <text:p/>
        </draw:connector>
        <draw:connector draw:style-name="gr23" draw:text-style-name="P6" draw:layer="layout" svg:x1="6.735cm" svg:y1="7.305cm" svg:x2="10.385cm" svg:y2="4.502cm" draw:start-shape="id91" draw:start-glue-point="1" draw:end-shape="id92" draw:end-glue-point="3" svg:d="M6735 7305h1825v-2803h1825" svg:viewBox="0 0 3651 2804">
          <text:p/>
        </draw:connector>
        <draw:custom-shape draw:style-name="gr330" draw:text-style-name="P5" xml:id="id94" draw:id="id94" draw:layer="layout" svg:width="3.212cm" svg:height="0.4cm" svg:x="10.387cm" svg:y="5.505cm">
          <text:p text:style-name="P3"><text:span text:style-name="T2"><text:s text:c="3"/></text:span><text:span text:style-name="T2">.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line-skew="0.389cm" svg:x1="6.735cm" svg:y1="3.2cm" svg:x2="10.387cm" svg:y2="5.705cm" draw:start-shape="id93" draw:start-glue-point="1" draw:end-shape="id94" svg:d="M6735 3200h2215v2505h1437" svg:viewBox="0 0 3653 2506">
          <text:p/>
        </draw:connector>
        <draw:frame draw:style-name="gr331" draw:text-style-name="P26" draw:layer="layout" svg:width="2.2cm" svg:height="0.57cm" svg:x="4.626cm" svg:y="3.363cm">
          <draw:text-box>
            <text:p text:style-name="P3"><text:span text:style-name="T2">kmem_cache</text:span></text:p>
          </draw:text-box>
        </draw:frame>
      </draw:page>
      <draw:page draw:name="page8" draw:style-name="dp1" draw:master-page-name="Default">
        <draw:custom-shape draw:style-name="gr332" draw:text-style-name="P5" xml:id="id95" draw:id="id95" draw:layer="layout" svg:width="9.599cm" svg:height="1.692cm" svg:x="1.9cm" svg:y="1.108cm">
          <text:p text:style-name="P3"><text:span text:style-name="T2">kmem_cache_create</text:span></text:p>
          <text:p text:style-name="P3"><text:span text:style-name="T2"><text:s text:c="3"/></text:span><text:span text:style-name="T2">.kmem_cache_allo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5" xml:id="id96" draw:id="id96" draw:layer="layout" svg:width="9.599cm" svg:height="5.691cm" svg:x="1.901cm" svg:y="3.509cm">
          <text:p text:style-name="P3"><text:span text:style-name="T2">alloc_skb</text:span></text:p>
          <text:p text:style-name="P3"><text:span text:style-name="T2"><text:s text:c="3"/></text:span><text:span text:style-name="T2">.kmem_cache_alloc(</text:span><text:span text:style-name="T9">skbuff_head_cache</text:span><text:span text:style-name="T2">, gfp_mask);</text:span></text:p>
          <text:p text:style-name="P3"><text:span text:style-name="T2"><text:s text:c="6"/></text:span><text:span text:style-name="T2">.__kmem_cache_alloc(cachep, flags);</text:span></text:p>
          <text:p text:style-name="P3"><text:span text:style-name="T2"><text:s text:c="9"/></text:span><text:span text:style-name="T2">.kmem_cache_alloc_one(cachep);</text:span></text:p>
          <text:p text:style-name="P3"><text:span text:style-name="T2"><text:s text:c="12"/></text:span><text:span text:style-name="T2">.kmem_cache_alloc_one_tail(cachep, slabp);</text:span></text:p>
          <text:p text:style-name="P3"><text:span text:style-name="T2"><text:s text:c="9"/></text:span><text:span text:style-name="T2">.kmem_cache_grow(cachep, flags)</text:span></text:p>
          <text:p text:style-name="P3"><text:span text:style-name="T2"><text:s text:c="12"/></text:span><text:span text:style-name="T2">.objp = kmem_getpages(cachep, flags)</text:span></text:p>
          <text:p text:style-name="P3"><text:span text:style-name="T2"><text:s text:c="15"/></text:span><text:span text:style-name="T2">.__get_free_pages(flags, cachep-&gt;gfporder);</text:span></text:p>
          <text:p text:style-name="P3"><text:span text:style-name="T2"><text:s text:c="12"/></text:span><text:span text:style-name="T2">.slabp = kmem_cache_slabmgmt</text:span></text:p>
          <text:p text:style-name="P3"><text:span text:style-name="T2"><text:s text:c="12"/></text:span><text:span text:style-name="T2">.kmem_cache_init_objs()</text:span></text:p>
          <text:p text:style-name="P3"><text:span text:style-name="T2"><text:s text:c="15"/></text:span><text:span text:style-name="T2">.cachep-&gt;ctor(objp, cachep, ctor_flags);</text:span></text:p>
          <text:p text:style-name="P3"><text:span text:style-name="T2"><text:s text:c="15"/></text:span><text:span text:style-name="T2">.slab_bufctl(slabp)[i] = i+1;</text:span></text:p>
          <text:p text:style-name="P3"><text:span text:style-name="T2"><text:s text:c="15"/></text:span><text:span text:style-name="T2">.slabp-&gt;free = 0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699cm" svg:y1="2.8cm" svg:x2="6.7cm" svg:y2="3.509cm" draw:start-shape="id95" draw:start-glue-point="2" draw:end-shape="id96" draw:end-glue-point="0" svg:d="M6699 2800v355h1v354" svg:viewBox="0 0 2 710">
          <text:p/>
        </draw:connector>
        <draw:custom-shape draw:style-name="gr334" draw:text-style-name="P5" xml:id="id97" draw:id="id97" draw:layer="layout" svg:width="9.599cm" svg:height="2.091cm" svg:x="1.901cm" svg:y="9.809cm">
          <text:p text:style-name="P3"><text:span text:style-name="T2">kmem_cache_free</text:span></text:p>
          <text:p text:style-name="P3"><text:span text:style-name="T2"><text:s text:c="3"/></text:span><text:span text:style-name="T2">.__kmem_cache_free(cachep, objp);</text:span></text:p>
          <text:p text:style-name="P3"><text:span text:style-name="T2"><text:s text:c="6"/></text:span><text:span text:style-name="T2">.kmem_cache_free_one(cachep, objp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6.7cm" svg:y1="9.2cm" svg:x2="6.7cm" svg:y2="9.809cm" draw:start-shape="id96" draw:start-glue-point="2" draw:end-shape="id97" draw:end-glue-point="0" svg:d="M6700 9200v609" svg:viewBox="0 0 1 610">
          <text:p/>
        </draw:connector>
      </draw:page>
      <draw:page draw:name="page9" draw:style-name="dp1" draw:master-page-name="Default">
        <draw:custom-shape draw:style-name="gr335" draw:text-style-name="P5" draw:layer="layout" svg:width="8.1cm" svg:height="2.091cm" svg:x="1.4cm" svg:y="1cm">
          <text:p text:style-name="P3"><text:span text:style-name="T2">Ioremap</text:span></text:p>
          <text:p text:style-name="P3"><text:span text:style-name="T2"><text:s text:c="3"/></text:span><text:span text:style-name="T2">.area = get_vm_area(size, VM_IOREMAP)</text:span></text:p>
          <text:p text:style-name="P3"><text:span text:style-name="T2"><text:s text:c="3"/></text:span><text:span text:style-name="T2">.remap_area_pages(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6" draw:text-style-name="P4" xml:id="id99" draw:id="id99" draw:layer="layout" svg:width="3.213cm" svg:height="0.4cm" svg:x="10.613cm" svg:y="2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5" draw:layer="layout" svg:width="3.213cm" svg:height="0.4cm" svg:x="10.613cm" svg:y="2.4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13cm" svg:y="3.2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9" draw:text-style-name="P5" xml:id="id102" draw:id="id102" draw:layer="layout" svg:width="3.213cm" svg:height="0.4cm" svg:x="10.613cm" svg:y="2.8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0" draw:text-style-name="P14" xml:id="id98" draw:id="id98" draw:layer="layout" svg:width="3.213cm" svg:height="0.4cm" svg:x="10.6cm" svg:y="1.3cm">
          <text:p text:style-name="P3"><text:span text:style-name="T5">vmlis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cm" svg:y1="1.5cm" svg:x2="10.613cm" svg:y2="2.2cm" draw:start-shape="id98" draw:start-glue-point="3" draw:end-shape="id99" draw:end-glue-point="3" svg:d="M10600 1500h-502v700h515" svg:viewBox="0 0 516 701">
          <text:p/>
        </draw:connector>
        <draw:custom-shape draw:style-name="gr338" draw:text-style-name="P5" xml:id="id100" draw:id="id100" draw:layer="layout" svg:width="3.213cm" svg:height="0.4cm" svg:x="10.613cm" svg:y="3.6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1" draw:text-style-name="P4" xml:id="id101" draw:id="id101" draw:layer="layout" svg:width="3.213cm" svg:height="0.4cm" svg:x="10.6cm" svg:y="4.7cm">
          <text:p text:style-name="P3"><text:span text:style-name="T2">Struct vm_struc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2" draw:text-style-name="P5" draw:layer="layout" svg:width="3.213cm" svg:height="0.4cm" svg:x="10.6cm" svg:y="5.1cm">
          <text:p text:style-name="P3"><text:span text:style-name="T2"><text:s text:c="3"/></text:span><text:span text:style-name="T2">.fla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cm" svg:y="5.901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5" xml:id="id104" draw:id="id104" draw:layer="layout" svg:width="3.213cm" svg:height="0.4cm" svg:x="10.6cm" svg:y="5.5cm">
          <text:p text:style-name="P3"><text:span text:style-name="T2"><text:s text:c="3"/></text:span><text:span text:style-name="T2">.*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8" draw:text-style-name="P5" draw:layer="layout" svg:width="3.213cm" svg:height="0.4cm" svg:x="10.6cm" svg:y="6.302cm">
          <text:p text:style-name="P3"><text:span text:style-name="T2"><text:s text:c="3"/></text:span><text:span text:style-name="T2">.*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0.613cm" svg:y1="3.802cm" svg:x2="10.6cm" svg:y2="4.9cm" draw:start-shape="id100" draw:start-glue-point="3" draw:end-shape="id101" draw:end-glue-point="3" svg:d="M10613 3802h-515v1098h502" svg:viewBox="0 0 516 1099">
          <text:p/>
        </draw:connector>
        <draw:custom-shape draw:style-name="gr344" draw:text-style-name="P4" draw:layer="layout" svg:width="2.547cm" svg:height="0.4cm" svg:x="15.886cm" svg:y="1.798cm">
          <text:p text:style-name="P3"><text:span text:style-name="T2">虚拟存储空间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5" draw:text-style-name="P5" xml:id="id103" draw:id="id103" draw:layer="layout" svg:width="2.547cm" svg:height="0.4cm" svg:x="15.885cm" svg:y="2.1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15.885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618.453865336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5" draw:layer="layout" svg:width="2.547cm" svg:height="0.4cm" svg:x="15.885cm" svg:y="3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7" draw:text-style-name="P5" draw:layer="layout" svg:width="2.547cm" svg:height="0.4cm" svg:x="15.885cm" svg:y="2.5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5" draw:layer="layout" svg:width="2.547cm" svg:height="0.4cm" svg:x="15.885cm" svg:y="3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18" draw:layer="layout" svg:width="0.6cm" svg:height="4.001cm" svg:x="18.5cm" svg:y="2.199cm">
          <text:p text:style-name="P3"><text:span text:style-name="T2"><text:s text:c="33"/></text:span><text:span text:style-name="T2">内核空间</text:span></text:p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50" draw:text-style-name="P5" xml:id="id105" draw:id="id105" draw:layer="layout" svg:width="2.547cm" svg:height="0.4cm" svg:x="15.885cm" svg:y="4.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5" draw:layer="layout" svg:width="2.547cm" svg:height="0.4cm" svg:x="15.885cm" svg:y="5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5" draw:layer="layout" svg:width="2.547cm" svg:height="0.4cm" svg:x="15.885cm" svg:y="5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5" draw:layer="layout" svg:width="2.547cm" svg:height="0.4cm" svg:x="15.885cm" svg:y="4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5" draw:layer="layout" svg:width="2.547cm" svg:height="0.4cm" svg:x="15.885cm" svg:y="5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svg:x1="13.826cm" svg:y1="3cm" svg:x2="15.885cm" svg:y2="2.399cm" draw:start-shape="id102" draw:start-glue-point="1" draw:end-shape="id103" draw:end-glue-point="3" svg:d="M13826 3000h1029v-601h1030" svg:viewBox="0 0 2060 602">
          <text:p/>
        </draw:connector>
        <draw:connector draw:style-name="gr23" draw:text-style-name="P6" draw:layer="layout" svg:x1="13.813cm" svg:y1="5.7cm" svg:x2="15.885cm" svg:y2="4.4cm" draw:start-shape="id104" draw:start-glue-point="1" draw:end-shape="id105" draw:end-glue-point="3" svg:d="M13813 5700h1036v-1300h1036" svg:viewBox="0 0 2073 1301">
          <text:p/>
        </draw:connector>
        <draw:line draw:style-name="gr86" draw:text-style-name="P6" draw:layer="layout" svg:x1="15.2cm" svg:y1="2.2cm" svg:x2="16.2cm" svg:y2="2.2cm">
          <text:p/>
        </draw:line>
        <draw:line draw:style-name="gr86" draw:text-style-name="P6" draw:layer="layout" svg:x1="15.2cm" svg:y1="4.2cm" svg:x2="16.2cm" svg:y2="4.2cm">
          <text:p/>
        </draw:line>
        <draw:line draw:style-name="gr315" draw:text-style-name="P27" draw:layer="layout" svg:x1="15.337cm" svg:y1="2.2cm" svg:x2="15.337cm" svg:y2="4.2cm">
          <text:p text:style-name="P7"><text:span text:style-name="T10">size</text:span></text:p>
        </draw:line>
      </draw:page>
      <draw:page draw:name="page10" draw:style-name="dp1" draw:master-page-name="Default">
        <draw:custom-shape draw:style-name="gr354" draw:text-style-name="P5" draw:layer="layout" svg:width="8.399cm" svg:height="6.1cm" svg:x="1.401cm" svg:y="1cm">
          <text:p text:style-name="P3"><text:span text:style-name="T2"><text:s/></text:span><text:span text:style-name="T2">sys_brk(unsigned long brk)</text:span></text:p>
          <text:p text:style-name="P3"><text:span text:style-name="T2"><text:s text:c="3"/></text:span><text:span text:style-name="T2">.do_munmap(mm, newbrk, oldbrk-newbrk)</text:span></text:p>
          <text:p text:style-name="P3"><text:span text:style-name="T2"><text:s text:c="3"/></text:span><text:span text:style-name="T2">.zap_page_range(mm, st, size);</text:span></text:p>
          <text:p text:style-name="P3"><text:span text:style-name="T2"><text:s text:c="6"/></text:span><text:span text:style-name="T2">.zap_pmd_range(mm, dir, address, end – address);</text:span></text:p>
          <text:p text:style-name="P3"><text:span text:style-name="T2"><text:s text:c="9"/></text:span><text:span text:style-name="T2">.zap_pte_range(mm, pmd, address, end – address);</text:span></text:p>
          <text:p text:style-name="P3"><text:span text:style-name="T2"><text:s text:c="12"/></text:span><text:span text:style-name="T2">.free_pte(page);</text:span></text:p>
          <text:p text:style-name="P3"><text:span text:style-name="T2"><text:s text:c="15"/></text:span><text:span text:style-name="T2">.__free_page(ptpage)//</text:span><text:span text:style-name="T4">__free_pages((page), 0)</text:span></text:p>
          <text:p text:style-name="P3"><text:span text:style-name="T2"><text:s text:c="15"/></text:span><text:span text:style-name="T2">.swap_free(pte_to_swp_entry(page));</text:span></text:p>
          <text:p text:style-name="P3"><text:span text:style-name="T2"><text:s text:c="6"/></text:span><text:span text:style-name="T2">.mm-&gt;rss -= freed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34.06818314718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6" draw:text-style-name="P6" draw:layer="layout" svg:x1="3cm" svg:y1="0.5cm" svg:x2="3cm" svg:y2="7.3cm">
          <text:p/>
        </draw:line>
      </draw:page>
      <draw:page draw:name="page11" draw:style-name="dp1" draw:master-page-name="Default">
        <draw:custom-shape draw:style-name="gr355" draw:text-style-name="P4" xml:id="id115" draw:id="id115" draw:layer="layout" svg:width="3.492cm" svg:height="0.4cm" svg:x="10.406cm" svg:y="0.196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6" draw:text-style-name="P5" draw:layer="layout" svg:width="3.492cm" svg:height="0.4cm" svg:x="10.406cm" svg:y="0.596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07" draw:id="id107" draw:layer="layout" svg:width="3.492cm" svg:height="0.4cm" svg:x="10.406cm" svg:y="1.397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5" draw:layer="layout" svg:width="3.492cm" svg:height="0.4cm" svg:x="10.406cm" svg:y="1.797cm">
          <text:p text:style-name="P3"><text:span text:style-name="T2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5" xml:id="id108" draw:id="id108" draw:layer="layout" svg:width="3.492cm" svg:height="0.4cm" svg:x="10.406cm" svg:y="0.996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5" draw:layer="layout" svg:width="3.492cm" svg:height="0.4cm" svg:x="10.406cm" svg:y="2.1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5" draw:layer="layout" svg:width="3.492cm" svg:height="0.4cm" svg:x="10.406cm" svg:y="2.5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2" draw:text-style-name="P4" xml:id="id109" draw:id="id109" draw:layer="layout" svg:width="3.492cm" svg:height="0.4cm" svg:x="4.793cm" svg:y="0.4cm">
          <text:p text:style-name="P3"><text:span text:style-name="T2">Struct de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3" draw:text-style-name="P5" xml:id="id106" draw:id="id106" draw:layer="layout" svg:width="3.492cm" svg:height="0.4cm" svg:x="4.793cm" svg:y="0.8cm">
          <text:p text:style-name="P3"><text:span text:style-name="T2"><text:s text:c="3"/></text:span><text:span text:style-name="T2">.dma_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492cm" svg:height="0.4cm" svg:x="4.793cm" svg:y="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5" draw:layer="layout" svg:width="3.492cm" svg:height="0.4cm" svg:x="4.793cm" svg:y="2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5" xml:id="id118" draw:id="id118" draw:layer="layout" svg:width="3.492cm" svg:height="0.4cm" svg:x="4.793cm" svg:y="1.2cm">
          <text:p text:style-name="P3"><text:span text:style-name="T2"><text:s text:c="3"/></text:span><text:span text:style-name="T2">.*dma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5" draw:layer="layout" svg:width="3.492cm" svg:height="0.4cm" svg:x="4.793cm" svg:y="2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5" draw:layer="layout" svg:width="3.492cm" svg:height="0.4cm" svg:x="4.793cm" svg:y="2.8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9" draw:text-style-name="P6" draw:layer="layout" draw:type="curve" svg:x1="8.285cm" svg:y1="1cm" svg:x2="10.406cm" svg:y2="1.597cm" draw:start-shape="id106" draw:start-glue-point="1" draw:end-shape="id107" draw:end-glue-point="3" svg:d="M8285 1000c1591 0 531 597 2121 597" svg:viewBox="0 0 2122 598">
          <text:p/>
        </draw:connector>
        <draw:connector draw:style-name="gr369" draw:text-style-name="P6" draw:layer="layout" draw:type="curve" draw:line-skew="0.252cm" svg:x1="10.406cm" svg:y1="1.196cm" svg:x2="8.285cm" svg:y2="0.6cm" draw:start-shape="id108" draw:start-glue-point="3" draw:end-shape="id109" draw:end-glue-point="1" svg:d="M10406 1196c-1212 0-152-596-2121-596" svg:viewBox="0 0 2122 597">
          <text:p/>
        </draw:connector>
        <draw:custom-shape draw:style-name="gr370" draw:text-style-name="P4" xml:id="id117" draw:id="id117" draw:layer="layout" svg:width="3.492cm" svg:height="0.4cm" svg:x="10.408cm" svg:y="3.698cm">
          <text:p text:style-name="P3"><text:span text:style-name="T2">Struct dma_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5" xml:id="id111" draw:id="id111" draw:layer="layout" svg:width="3.492cm" svg:height="0.4cm" svg:x="10.408cm" svg:y="4.098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10" draw:id="id110" draw:layer="layout" svg:width="3.492cm" svg:height="0.4cm" svg:x="10.408cm" svg:y="4.899cm">
          <text:p text:style-name="P3"><text:span text:style-name="T2"><text:s text:c="3"/></text:span><text:span text:style-name="T2">.p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5" xml:id="id121" draw:id="id121" draw:layer="layout" svg:width="3.492cm" svg:height="0.4cm" svg:x="10.408cm" svg:y="5.299cm">
          <text:p text:style-name="P3"><text:span text:style-name="T2"><text:s text:c="3"/></text:span><text:span text:style-name="T2">.al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5" xml:id="id113" draw:id="id113" draw:layer="layout" svg:width="3.492cm" svg:height="0.4cm" svg:x="10.408cm" svg:y="4.498cm">
          <text:p text:style-name="P3"><text:span text:style-name="T2"><text:s text:c="3"/></text:span><text:span text:style-name="T2">.*de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5" draw:layer="layout" svg:width="3.492cm" svg:height="0.4cm" svg:x="10.408cm" svg:y="5.699cm">
          <text:p text:style-name="P3"><text:span text:style-name="T2"><text:s text:c="3"/></text:span><text:span text:style-name="T2">.siz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5" draw:layer="layout" svg:width="3.492cm" svg:height="0.4cm" svg:x="10.408cm" svg:y="6.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9" draw:text-style-name="P6" draw:layer="layout" draw:type="curve" svg:x1="10.406cm" svg:y1="1.597cm" svg:x2="10.408cm" svg:y2="5.099cm" draw:start-shape="id107" draw:start-glue-point="3" draw:end-shape="id110" draw:end-glue-point="3" svg:d="M10406 1597c-751 0-752 3502 2 3502" svg:viewBox="0 0 566 3503">
          <text:p/>
        </draw:connector>
        <draw:custom-shape draw:style-name="gr376" draw:text-style-name="P4" draw:layer="layout" svg:width="3.492cm" svg:height="0.4cm" svg:x="15.708cm" svg:y="4.3cm">
          <text:p text:style-name="P3"><text:span text:style-name="T2">Struct dma_p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7" draw:text-style-name="P5" xml:id="id112" draw:id="id112" draw:layer="layout" svg:width="3.492cm" svg:height="0.4cm" svg:x="15.708cm" svg:y="4.7cm">
          <text:p text:style-name="P3"><text:span text:style-name="T2"><text:s text:c="3"/></text:span><text:span text:style-name="T2">.pag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30" draw:id="id130" draw:layer="layout" svg:width="3.492cm" svg:height="0.4cm" svg:x="15.708cm" svg:y="5.501cm">
          <text:p text:style-name="P3"><text:span text:style-name="T2"><text:s text:c="3"/></text:span><text:span text:style-name="T2">.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5" draw:layer="layout" svg:width="3.492cm" svg:height="0.4cm" svg:x="15.708cm" svg:y="5.901cm">
          <text:p text:style-name="P3"><text:span text:style-name="T2"><text:s text:c="3"/></text:span><text:span text:style-name="T2">.in_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5" xml:id="id128" draw:id="id128" draw:layer="layout" svg:width="3.492cm" svg:height="0.4cm" svg:x="15.708cm" svg:y="5.1cm">
          <text:p text:style-name="P3"><text:span text:style-name="T2"><text:s text:c="3"/></text:span><text:span text:style-name="T2">.*vadd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5" draw:layer="layout" svg:width="3.492cm" svg:height="0.4cm" svg:x="15.708cm" svg:y="6.301cm">
          <text:p text:style-name="P3"><text:span text:style-name="T2"><text:s text:c="3"/></text:span><text:span text:style-name="T2">.offset?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5" draw:layer="layout" svg:width="3.492cm" svg:height="0.4cm" svg:x="15.708cm" svg:y="6.7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9" draw:text-style-name="P6" draw:layer="layout" draw:type="curve" svg:x1="13.9cm" svg:y1="4.298cm" svg:x2="15.708cm" svg:y2="4.9cm" draw:start-shape="id111" draw:start-glue-point="1" draw:end-shape="id112" draw:end-glue-point="3" svg:d="M13900 4298c1357 0 454 602 1808 602" svg:viewBox="0 0 1809 603">
          <text:p/>
        </draw:connector>
        <draw:connector draw:style-name="gr369" draw:text-style-name="P6" draw:layer="layout" draw:type="curve" svg:x1="10.408cm" svg:y1="4.698cm" svg:x2="8.285cm" svg:y2="0.6cm" draw:start-shape="id113" draw:start-glue-point="3" draw:end-shape="id109" draw:end-glue-point="1" svg:d="M10408 4698c-1591 0-530-4098-2123-4098" svg:viewBox="0 0 2124 4099">
          <text:p/>
        </draw:connector>
        <draw:custom-shape draw:style-name="gr382" draw:text-style-name="P5" draw:layer="layout" svg:width="10.9cm" svg:height="7.1cm" svg:x="0.4cm" svg:y="12.6cm">
          <text:p text:style-name="P3"><text:span text:style-name="T2">1.</text:span><text:span text:style-name="T2">生成</text:span><text:span text:style-name="T2">HCD</text:span><text:span text:style-name="T2">的时候创建</text:span><text:span text:style-name="T2">dma_pool</text:span></text:p>
          <text:p text:style-name="P3"><text:span text:style-name="T2">dma_pool_create//</text:span><text:span text:style-name="T2">将</text:span><text:span text:style-name="T2">dma_pool</text:span><text:span text:style-name="T2">添加给</text:span><text:span text:style-name="T2">device</text:span><text:span text:style-name="T2">，不涉及</text:span><text:span text:style-name="T2">dma_page</text:span><text:span text:style-name="T2">分配</text:span></text:p>
          <text:p text:style-name="P3"><text:span text:style-name="T2">2.probe</text:span><text:span text:style-name="T2">的时候进行</text:span><text:span text:style-name="T2">alloc</text:span><text:span text:style-name="T2">，分配具体页面</text:span></text:p>
          <text:p text:style-name="P3"><text:span text:style-name="T2">dma_pool_alloc</text:span></text:p>
          <text:p text:style-name="P3"><text:span text:style-name="T2"><text:s text:c="3"/></text:span><text:span text:style-name="T2">.page = pool_alloc_page()</text:span></text:p>
          <text:p text:style-name="P3"><text:span text:style-name="T2"><text:s text:c="6"/></text:span><text:span text:style-name="T2">.dma_alloc_from_coherent</text:span></text:p>
          <text:p text:style-name="P3"><text:span text:style-name="T2"><text:s text:c="9"/></text:span><text:span text:style-name="T2">.pageno = bitmap_find_free_region()</text:span></text:p>
          <text:p text:style-name="P3"><text:span text:style-name="T2"><text:s text:c="12"/></text:span><text:span text:style-name="T2">.__reg_op(bitmap, pos, order, REG_OP_ALLOC);</text:span></text:p>
          <text:p text:style-name="P3"><text:span text:style-name="T2"><text:s text:c="6"/></text:span><text:span text:style-name="T2">.pool_initialise_page(pool, page);&lt;&lt;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089.746416758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4" draw:layer="layout" svg:width="3.302cm" svg:height="0.4cm" svg:x="0.298cm" svg:y="0.3cm">
          <text:p text:style-name="P3"><text:span text:style-name="T2">struct usb_hc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5" draw:layer="layout" svg:width="3.302cm" svg:height="0.4cm" svg:x="0.298cm" svg:y="0.699cm">
          <text:p text:style-name="P3"><text:span text:style-name="T2"><text:s text:c="2"/></text:span><text:span text:style-name="T2">.dri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3.302cm" svg:height="0.4cm" svg:x="0.298cm" svg:y="1.501cm">
          <text:p text:style-name="P3"><text:span text:style-name="T2"><text:s text:c="2"/></text:span><text:span text:style-name="T2">.self</text:span><text:span text:style-name="T2">（实体）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5" draw:layer="layout" svg:width="3.302cm" svg:height="0.4cm" svg:x="0.298cm" svg:y="2.299cm">
          <text:p text:style-name="P3"><text:span text:style-name="T2"><text:s text:c="4"/></text:span><text:span text:style-name="T2">.devnum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7" draw:text-style-name="P5" draw:layer="layout" svg:width="3.302cm" svg:height="0.4cm" svg:x="0.298cm" svg:y="2.696cm">
          <text:p text:style-name="P3"><text:span text:style-name="T2"><text:s text:c="4"/></text:span><text:span text:style-name="T2">.dev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3.302cm" svg:height="0.4cm" svg:x="0.298cm" svg:y="3.097cm">
          <text:p text:style-name="P3"><text:span text:style-name="T2"><text:s text:c="4"/></text:span><text:span text:style-name="T2">.bus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5" draw:layer="layout" svg:width="3.302cm" svg:height="0.4cm" svg:x="0.298cm" svg:y="1.101cm">
          <text:p text:style-name="P3"><text:span text:style-name="T2"><text:s text:c="2"/></text:span><text:span text:style-name="T2">.ir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5" xml:id="id131" draw:id="id131" draw:layer="layout" svg:width="3.302cm" svg:height="0.4cm" svg:x="0.298cm" svg:y="1.9cm">
          <text:p text:style-name="P3"><text:span text:style-name="T2"><text:s text:c="4"/></text:span><text:span text:style-name="T2">.*control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5" xml:id="id114" draw:id="id114" draw:layer="layout" svg:width="3.302cm" svg:height="0.4cm" svg:x="0.299cm" svg:y="3.5cm">
          <text:p text:style-name="P3"><text:span text:style-name="T2"><text:s text:c="3"/></text:span><text:span text:style-name="T2">.*pool[0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5" xml:id="id116" draw:id="id116" draw:layer="layout" svg:width="3.302cm" svg:height="0.4cm" svg:x="0.299cm" svg:y="3.897cm">
          <text:p text:style-name="P3"><text:span text:style-name="T2"><text:s text:c="13"/></text:span><text:span text:style-name="T2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5" draw:text-style-name="P5" draw:layer="layout" svg:width="3.302cm" svg:height="0.4cm" svg:x="0.299cm" svg:y="4.298cm">
          <text:p text:style-name="P3"><text:span text:style-name="T2"><text:s text:c="3"/></text:span><text:span text:style-name="T2">.*pool[3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69" draw:text-style-name="P6" draw:layer="layout" draw:type="curve" draw:line-skew="1.496cm" svg:x1="3.601cm" svg:y1="3.7cm" svg:x2="10.406cm" svg:y2="0.396cm" draw:start-shape="id114" draw:start-glue-point="1" draw:end-shape="id115" draw:end-glue-point="3" svg:d="M3601 3700c7348 0 3946-3304 6805-3304" svg:viewBox="0 0 6806 3305">
          <text:p/>
        </draw:connector>
        <draw:connector draw:style-name="gr369" draw:text-style-name="P6" draw:layer="layout" draw:type="curve" svg:x1="3.601cm" svg:y1="4.097cm" svg:x2="10.408cm" svg:y2="3.898cm" draw:start-shape="id116" draw:start-glue-point="1" draw:end-shape="id117" draw:end-glue-point="3" svg:d="M3601 4097c5106 0 1703-199 6807-199" svg:viewBox="0 0 6808 200">
          <text:p/>
        </draw:connector>
        <draw:custom-shape draw:style-name="gr392" draw:text-style-name="P4" xml:id="id119" draw:id="id119" draw:layer="layout" svg:width="3.492cm" svg:height="0.4cm" svg:x="4.794cm" svg:y="5.601cm">
          <text:p text:style-name="P3"><text:span text:style-name="T2">Struct dma_coherent_m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5" xml:id="id120" draw:id="id120" draw:layer="layout" svg:width="3.492cm" svg:height="0.4cm" svg:x="4.794cm" svg:y="6.001cm">
          <text:p text:style-name="P3"><text:span text:style-name="T2"><text:s text:c="3"/></text:span><text:span text:style-name="T2">.*bit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27" draw:id="id127" draw:layer="layout" svg:width="3.492cm" svg:height="0.4cm" svg:x="4.794cm" svg:y="6.802cm">
          <text:p text:style-name="P3"><text:span text:style-name="T2"><text:s text:c="3"/></text:span><text:span text:style-name="T2">.*virt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5" draw:layer="layout" svg:width="3.492cm" svg:height="0.4cm" svg:x="4.794cm" svg:y="7.202cm">
          <text:p text:style-name="P3"><text:span text:style-name="T2"><text:s text:c="3"/></text:span><text:span text:style-name="T2">.device_b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5" draw:layer="layout" svg:width="3.492cm" svg:height="0.4cm" svg:x="4.794cm" svg:y="6.401cm">
          <text:p text:style-name="P3"><text:span text:style-name="T2"><text:s text:c="3"/></text:span><text:span text:style-name="T2">.size</text:span><text:span text:style-name="T2"><text:tab/></text:span><text:span text:style-name="T2">//bitmap</text:span><text:span text:style-name="T2">长度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5" draw:layer="layout" svg:width="3.492cm" svg:height="0.4cm" svg:x="4.794cm" svg:y="7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5" draw:layer="layout" svg:width="3.492cm" svg:height="0.4cm" svg:x="4.794cm" svg:y="8.0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4.793cm" svg:y1="1.4cm" svg:x2="4.794cm" svg:y2="5.801cm" draw:start-shape="id118" draw:start-glue-point="3" draw:end-shape="id119" draw:end-glue-point="3" svg:d="M4793 1400c-751 0-752 4401 1 4401" svg:viewBox="0 0 565 4402">
          <text:p/>
        </draw:connector>
        <draw:custom-shape draw:style-name="gr398" draw:text-style-name="P5" draw:layer="layout" svg:width="0.177cm" svg:height="0.4cm" svg:x="9.395cm" svg:y="7.4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8cm" svg:height="0.4cm" svg:x="9.57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7cm" svg:height="0.4cm" svg:x="9.74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8cm" svg:height="0.4cm" svg:x="9.9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7cm" svg:height="0.4cm" svg:x="10.0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7cm" svg:height="0.4cm" svg:x="10.271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7cm" svg:height="0.4cm" svg:x="10.446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xml:id="id125" draw:id="id125" draw:layer="layout" svg:width="0.178cm" svg:height="0.4cm" svg:x="10.621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8cm" svg:height="0.4cm" svg:x="10.796cm" svg:y="7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7cm" svg:height="0.4cm" svg:x="10.972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7cm" svg:height="0.4cm" svg:x="11.14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7cm" svg:height="0.4cm" svg:x="11.32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8cm" svg:height="0.4cm" svg:x="11.497cm" svg:y="7.4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7cm" svg:height="0.4cm" svg:x="11.672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draw:layer="layout" svg:width="0.178cm" svg:height="0.4cm" svg:x="11.847cm" svg:y="7.4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8" draw:text-style-name="P5" xml:id="id123" draw:id="id123" draw:layer="layout" svg:width="0.177cm" svg:height="0.4cm" svg:x="12.023cm" svg:y="7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8.286cm" svg:y1="6.201cm" svg:x2="9.395cm" svg:y2="7.698cm" draw:start-shape="id120" draw:start-glue-point="1" svg:d="M8286 6201c1209 0 655 1497 1109 1497" svg:viewBox="0 0 1110 1498">
          <text:p/>
        </draw:connector>
        <draw:custom-shape draw:style-name="gr399" draw:text-style-name="P29" draw:layer="layout" svg:width="2.999cm" svg:height="1.5cm" svg:x="13.5cm" svg:y="7.4cm">
          <text:p text:style-name="P28"><text:span text:style-name="T3">bitmap</text:span><text:span text:style-name="T3">中每个</text:span><text:span text:style-name="T3">bit</text:span><text:span text:style-name="T3">表示一个页面是否被占用？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99" draw:text-style-name="P29" xml:id="id122" draw:id="id122" draw:layer="layout" svg:width="2.999cm" svg:height="1.5cm" svg:x="15.9cm" svg:y="2.3cm">
          <text:p text:style-name="P28"><text:span text:style-name="T3">pool_max</text:span><text:span text:style-name="T3">中的值</text:span></text:p>
          <draw:enhanced-geometry svg:viewBox="0 0 21600 21600" draw:mirror-horizontal="false" draw:type="line-callout-2" draw:modifiers="-8928 4561.75882744837 -3600 4000 -1800 7972.2851432378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onnector draw:style-name="gr23" draw:text-style-name="P6" draw:layer="layout" svg:x1="13.9cm" svg:y1="5.499cm" svg:x2="15.9cm" svg:y2="3.05cm" draw:start-shape="id121" draw:start-glue-point="1" draw:end-shape="id122" draw:end-glue-point="3" svg:d="M13900 5499h502v-949h-244v-1500h1742" svg:viewBox="0 0 2001 2450">
          <text:p/>
        </draw:connector>
        <draw:custom-shape draw:style-name="gr400" draw:text-style-name="P30" xml:id="id124" draw:id="id124" draw:layer="layout" svg:width="2.6cm" svg:height="1cm" svg:x="12.7cm" svg:y="9.1cm">
          <text:p text:style-name="P28"><text:span text:style-name="T11">页面</text:span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1" draw:text-style-name="P32" xml:id="id129" draw:id="id129" draw:layer="layout" svg:width="2.6cm" svg:height="1cm" svg:x="12.7cm" svg:y="10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2" draw:text-style-name="P32" xml:id="id126" draw:id="id126" draw:layer="layout" svg:width="2.6cm" svg:height="1cm" svg:x="12.7cm" svg:y="12.1cm">
          <text:p text:style-name="P31"><text:span text:style-name="T7">页面</text:span><text:span text:style-name="T7">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2.111cm" svg:y1="7.9cm" svg:x2="12.7cm" svg:y2="9.6cm" draw:start-shape="id123" draw:start-glue-point="2" draw:end-shape="id124" draw:end-glue-point="3" svg:d="M12111 7900v1700h589" svg:viewBox="0 0 590 1701">
          <text:p/>
        </draw:connector>
        <draw:connector draw:style-name="gr23" draw:text-style-name="P6" draw:layer="layout" svg:x1="10.71cm" svg:y1="7.899cm" svg:x2="12.7cm" svg:y2="12.6cm" draw:start-shape="id125" draw:start-glue-point="2" draw:end-shape="id126" draw:end-glue-point="3" svg:d="M10710 7899v4701h1990" svg:viewBox="0 0 1991 4702">
          <text:p/>
        </draw:connector>
        <draw:connector draw:style-name="gr23" draw:text-style-name="P6" draw:layer="layout" draw:type="curve" svg:x1="8.286cm" svg:y1="7.002cm" svg:x2="12.7cm" svg:y2="9.6cm" draw:start-shape="id127" draw:start-glue-point="1" draw:end-shape="id124" svg:d="M8286 7002c3312 0 1105 2598 4414 2598" svg:viewBox="0 0 4415 2599">
          <text:p/>
        </draw:connector>
        <draw:custom-shape draw:style-name="gr403" draw:text-style-name="P32" draw:layer="layout" svg:width="2.6cm" svg:height="1cm" svg:x="12.7cm" svg:y="11.1cm">
          <text:p text:style-name="P31"><text:span text:style-name="T7">页面</text:span><text:span text:style-name="T7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3" draw:text-style-name="P6" draw:layer="layout" svg:x1="19.2cm" svg:y1="5.3cm" svg:x2="15.3cm" svg:y2="10.6cm" draw:start-shape="id128" draw:start-glue-point="1" draw:end-shape="id129" draw:end-glue-point="1" svg:d="M19200 5300h502v5300h-4402" svg:viewBox="0 0 4403 5301">
          <text:p/>
        </draw:connector>
        <draw:connector draw:style-name="gr23" draw:text-style-name="P6" draw:layer="layout" svg:x1="19.2cm" svg:y1="5.701cm" svg:x2="15.3cm" svg:y2="10.6cm" draw:start-shape="id130" draw:start-glue-point="1" draw:end-shape="id129" draw:end-glue-point="1" svg:d="M19200 5701h502v4899h-4402" svg:viewBox="0 0 4403 4900">
          <text:p/>
        </draw:connector>
        <draw:line draw:style-name="gr86" draw:text-style-name="P6" draw:layer="layout" svg:x1="1.387cm" svg:y1="11.6cm" svg:x2="1.479cm" svg:y2="20.5cm">
          <text:p/>
        </draw:line>
        <draw:connector draw:style-name="gr23" draw:text-style-name="P6" draw:layer="layout" svg:x1="3.6cm" svg:y1="2.1cm" svg:x2="4.793cm" svg:y2="0.6cm" draw:start-shape="id131" draw:start-glue-point="1" draw:end-shape="id109" draw:end-glue-point="3" svg:d="M3600 2100h597v-1500h596" svg:viewBox="0 0 1194 1501">
          <text:p/>
        </draw:connector>
      </draw:page>
      <draw:page draw:name="jjj" draw:style-name="dp1" draw:master-page-name="Default">
        <draw:custom-shape draw:style-name="gr404" draw:text-style-name="P4" xml:id="id135" draw:id="id135" draw:layer="layout" svg:width="3.492cm" svg:height="0.4cm" svg:x="12.108cm" svg:y="5.594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" draw:layer="layout" svg:width="3.492cm" svg:height="0.4cm" svg:x="12.108cm" svg:y="5.9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xml:id="id132" draw:id="id132" draw:layer="layout" svg:width="3.492cm" svg:height="0.4cm" svg:x="12.108cm" svg:y="6.795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" draw:layer="layout" svg:width="3.492cm" svg:height="0.4cm" svg:x="12.108cm" svg:y="7.195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" draw:layer="layout" svg:width="3.492cm" svg:height="0.4cm" svg:x="12.108cm" svg:y="6.39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5" draw:layer="layout" svg:width="3.492cm" svg:height="0.4cm" svg:x="12.108cm" svg:y="7.595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5" draw:layer="layout" svg:width="3.492cm" svg:height="0.4cm" svg:x="12.108cm" svg:y="7.996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4" xml:id="id134" draw:id="id134" draw:layer="layout" svg:width="2.592cm" svg:height="0.9cm" svg:x="8.4cm" svg:y="4.096cm">
          <text:p text:style-name="P3"><text:span text:style-name="T5">*pgdat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4" xml:id="id133" draw:id="id133" draw:layer="layout" svg:width="3.492cm" svg:height="0.4cm" svg:x="17.309cm" svg:y="5.595cm">
          <text:p text:style-name="P3"><text:span text:style-name="T2">Struct pg_data_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5" draw:layer="layout" svg:width="3.492cm" svg:height="0.4cm" svg:x="17.309cm" svg:y="5.9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7" draw:text-style-name="P5" draw:layer="layout" svg:width="3.492cm" svg:height="0.4cm" svg:x="17.309cm" svg:y="6.796cm">
          <text:p text:style-name="P3"><text:span text:style-name="T2"><text:s text:c="3"/></text:span><text:span text:style-name="T2">.*node_n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5" draw:layer="layout" svg:width="3.492cm" svg:height="0.4cm" svg:x="17.309cm" svg:y="7.1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5" draw:layer="layout" svg:width="3.492cm" svg:height="0.4cm" svg:x="17.309cm" svg:y="6.39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5" draw:layer="layout" svg:width="3.492cm" svg:height="0.4cm" svg:x="17.309cm" svg:y="7.5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5" draw:layer="layout" svg:width="3.492cm" svg:height="0.4cm" svg:x="17.309cm" svg:y="7.9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cm" svg:y1="6.995cm" svg:x2="17.309cm" svg:y2="5.795cm" draw:start-shape="id132" draw:start-glue-point="1" draw:end-shape="id133" draw:end-glue-point="3" svg:d="M15600 6995c1282 0 428-1200 1709-1200" svg:viewBox="0 0 1710 1201">
          <text:p/>
        </draw:connector>
        <draw:connector draw:style-name="gr23" draw:text-style-name="P6" draw:layer="layout" draw:type="curve" svg:x1="10.992cm" svg:y1="4.546cm" svg:x2="12.108cm" svg:y2="5.794cm" draw:start-shape="id134" draw:start-glue-point="1" draw:end-shape="id135" draw:end-glue-point="3" svg:d="M10992 4546c838 0 281 1248 1116 1248" svg:viewBox="0 0 1117 1249">
          <text:p/>
        </draw:connector>
        <draw:custom-shape draw:style-name="gr417" draw:text-style-name="P5" draw:layer="layout" svg:width="3.492cm" svg:height="0.4cm" svg:x="12.109cm" svg:y="8.396cm">
          <text:p text:style-name="P3"><text:span text:style-name="T2"><text:s text:c="3"/></text:span><text:span text:style-name="T2">.node_zonelist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8" draw:text-style-name="P5" xml:id="id136" draw:id="id136" draw:layer="layout" svg:width="3.492cm" svg:height="0.4cm" svg:x="12.109cm" svg:y="8.796cm">
          <text:p text:style-name="P3"><text:span text:style-name="T2"><text:s text:c="6"/></text:span><text:span text:style-name="T2">.* zones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9" draw:text-style-name="P5" draw:layer="layout" svg:width="3.492cm" svg:height="0.4cm" svg:x="12.109cm" svg:y="9.197cm">
          <text:p text:style-name="P3"><text:span text:style-name="T2"><text:s text:c="6"/></text:span><text:span text:style-name="T2">.gfp_mas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4" xml:id="id137" draw:id="id137" draw:layer="layout" svg:width="3.492cm" svg:height="0.4cm" svg:x="17.31cm" svg:y="10.096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5" draw:layer="layout" svg:width="3.492cm" svg:height="0.4cm" svg:x="17.31cm" svg:y="10.496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492cm" svg:height="0.4cm" svg:x="17.31cm" svg:y="11.2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5" draw:layer="layout" svg:width="3.492cm" svg:height="0.4cm" svg:x="17.31cm" svg:y="11.697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3" draw:text-style-name="P5" draw:layer="layout" svg:width="3.492cm" svg:height="0.4cm" svg:x="17.31cm" svg:y="10.896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5" draw:layer="layout" svg:width="3.492cm" svg:height="0.4cm" svg:x="17.31cm" svg:y="12.097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5" draw:layer="layout" svg:width="3.492cm" svg:height="0.4cm" svg:x="17.31cm" svg:y="12.498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17.31cm" svg:y2="10.296cm" draw:start-shape="id136" draw:start-glue-point="1" draw:end-shape="id137" draw:end-glue-point="3" svg:d="M15601 8996c1282 0 428 1300 1709 1300" svg:viewBox="0 0 1710 1301">
          <text:p/>
        </draw:connector>
        <draw:custom-shape draw:style-name="gr426" draw:text-style-name="P5" draw:layer="layout" svg:width="3.492cm" svg:height="0.4cm" svg:x="17.311cm" svg:y="12.89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4" xml:id="id138" draw:id="id138" draw:layer="layout" svg:width="3.492cm" svg:height="0.4cm" svg:x="21.711cm" svg:y="10.097cm">
          <text:p text:style-name="P3"><text:span text:style-name="T2">struct zone_struc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" draw:layer="layout" svg:width="3.492cm" svg:height="0.4cm" svg:x="21.711cm" svg:y="10.497cm">
          <text:p text:style-name="P3"><text:span text:style-name="T2"><text:s text:c="3"/></text:span><text:span text:style-name="T2">.free_p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4" draw:text-style-name="P5" draw:layer="layout" svg:width="3.492cm" svg:height="0.4cm" svg:x="21.711cm" svg:y="11.2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" draw:layer="layout" svg:width="3.492cm" svg:height="0.4cm" svg:x="21.711cm" svg:y="11.698cm">
          <text:p text:style-name="P3"><text:span text:style-name="T2"><text:s text:c="3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" draw:layer="layout" svg:width="3.492cm" svg:height="0.4cm" svg:x="21.711cm" svg:y="10.897cm">
          <text:p text:style-name="P3"><text:span text:style-name="T2"><text:s text:c="3"/></text:span><text:span text:style-name="T2">.pages_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" draw:layer="layout" svg:width="3.492cm" svg:height="0.4cm" svg:x="21.711cm" svg:y="12.098cm">
          <text:p text:style-name="P3"><text:span text:style-name="T2"><text:s text:c="3"/></text:span><text:span text:style-name="T2">.free_area[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" draw:layer="layout" svg:width="3.492cm" svg:height="0.4cm" svg:x="21.711cm" svg:y="12.499cm">
          <text:p text:style-name="P3"><text:span text:style-name="T2"><text:s text:c="6"/></text:span><text:span text:style-name="T2">.free_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3" draw:text-style-name="P5" draw:layer="layout" svg:width="3.492cm" svg:height="0.4cm" svg:x="21.712cm" svg:y="12.9cm">
          <text:p text:style-name="P3"><text:span text:style-name="T2"><text:s text:c="6"/></text:span><text:span text:style-name="T2">.*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40.897755610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" draw:text-style-name="P6" draw:layer="layout" draw:type="curve" svg:x1="15.601cm" svg:y1="8.996cm" svg:x2="21.711cm" svg:y2="10.297cm" draw:start-shape="id136" draw:start-glue-point="1" draw:end-shape="id138" draw:end-glue-point="3" svg:d="M15601 8996c4584 0 1529 1301 6110 1301" svg:viewBox="0 0 6111 13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 Fallback" svg:font-family="'Droid Sans Fallback'" style:font-family-generic="roman" style:font-pitch="variable"/>
    <style:font-face style:name="Liberation Sans" svg:font-family="'Liberation Sans'" style:font-family-generic="roman" style:font-pitch="variable"/>
    <style:font-face style:name="Droid Sans Fallback1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roid Sans Fallback" fo:font-size="24pt" fo:language="en" fo:country="US" style:font-name-asian="Droid Sans Fallback1" style:font-size-asian="24pt" style:language-asian="zh" style:country-asian="CN" style:font-name-complex="Droid Sans Fallback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00:40:48</meta:creation-date>
    <meta:editing-duration>P12DT10H32M58S</meta:editing-duration>
    <meta:editing-cycles>990</meta:editing-cycles>
    <meta:generator>LibreOffice/5.1.6.2$Linux_X86_64 LibreOffice_project/10m0$Build-2</meta:generator>
    <meta:initial-creator>fhy </meta:initial-creator>
    <dc:date>2017-11-10T22:17:08.746350074</dc:date>
    <meta:document-statistic meta:object-count="572"/>
  </office:meta>
</office:document-meta>
</file>